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5.08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4.94770833333333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Движение_товаров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2">
            <text:p>Дата</text:p>
          </table:table-cell>
          <table:table-cell office:value-type="string" table:style-name="ce2">
            <text:p>ID магазина</text:p>
          </table:table-cell>
          <table:table-cell office:value-type="string" table:style-name="ce2">
            <text:p>Артикул</text:p>
          </table:table-cell>
          <table:table-cell office:value-type="string" table:style-name="ce2">
            <text:p>Количество упаковок, шт.</text:p>
          </table:table-cell>
          <table:table-cell office:value-type="string" table:style-name="ce2">
            <text:p>Тип операции</text:p>
          </table:table-cell>
          <table:table-cell office:value-type="string" table:style-name="ce2">
            <text:p>Цена руб./шт.</text:p>
          </table:table-cell>
          <table:table-cell office:value-type="string" table:style-name="ce2">
            <text:p>вес упаковки</text:p>
          </table:table-cell>
          <table:table-cell table:style-name="ce1"/>
          <table:table-cell office:value-type="string" table:style-name="ce2">
            <text:p>Ответ - 620</text:p>
          </table:table-cell>
          <table:table-cell table:number-columns-repeated="16374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8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9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0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1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2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3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4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5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" table:style-name="ce1">
            <text:p>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" table:style-name="ce1">
            <text:p>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" table:style-name="ce1">
            <text:p>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" table:style-name="ce1">
            <text:p>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" table:style-name="ce1">
            <text:p>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" table:style-name="ce1">
            <text:p>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" table:style-name="ce1">
            <text:p>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" table:style-name="ce1">
            <text:p>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" table:style-name="ce1">
            <text:p>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" table:style-name="ce1">
            <text:p>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" table:style-name="ce1">
            <text:p>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" table:style-name="ce1">
            <text:p>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7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" table:style-name="ce1">
            <text:p>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7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" table:style-name="ce1">
            <text:p>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7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" table:style-name="ce1">
            <text:p>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7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" table:style-name="ce1">
            <text:p>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8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" table:style-name="ce1">
            <text:p>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8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" table:style-name="ce1">
            <text:p>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" table:style-name="ce1">
            <text:p>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" table:style-name="ce1">
            <text:p>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" table:style-name="ce1">
            <text:p>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0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" table:style-name="ce1">
            <text:p>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" table:style-name="ce1">
            <text:p>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" table:style-name="ce1">
            <text:p>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" table:style-name="ce1">
            <text:p>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" table:style-name="ce1">
            <text:p>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" table:style-name="ce1">
            <text:p>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" table:style-name="ce1">
            <text:p>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9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" table:style-name="ce1">
            <text:p>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9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" table:style-name="ce1">
            <text:p>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9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" table:style-name="ce1">
            <text:p>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9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" table:style-name="ce1">
            <text:p>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9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" table:style-name="ce1">
            <text:p>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9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" table:style-name="ce1">
            <text:p>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" table:style-name="ce1">
            <text:p>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" table:style-name="ce1">
            <text:p>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" table:style-name="ce1">
            <text:p>1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" table:style-name="ce1">
            <text:p>1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" table:style-name="ce1">
            <text:p>1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5" table:style-name="ce1">
            <text:p>25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" table:style-name="ce1">
            <text:p>1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" table:style-name="ce1">
            <text:p>1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6" table:style-name="ce1">
            <text:p>26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" table:style-name="ce1">
            <text:p>1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" table:style-name="ce1">
            <text:p>1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7" table:style-name="ce1">
            <text:p>2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" table:style-name="ce1">
            <text:p>1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" table:style-name="ce1">
            <text:p>1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" table:style-name="ce1">
            <text:p>1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" table:style-name="ce1">
            <text:p>1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" table:style-name="ce1">
            <text:p>1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" table:style-name="ce1">
            <text:p>1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" table:style-name="ce1">
            <text:p>1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" table:style-name="ce1">
            <text:p>1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" table:style-name="ce1">
            <text:p>1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11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" table:style-name="ce1">
            <text:p>1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11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" table:style-name="ce1">
            <text:p>1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1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" table:style-name="ce1">
            <text:p>1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1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" table:style-name="ce1">
            <text:p>1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2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" table:style-name="ce1">
            <text:p>1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2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" table:style-name="ce1">
            <text:p>1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12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" table:style-name="ce1">
            <text:p>1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12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" table:style-name="ce1">
            <text:p>1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1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" table:style-name="ce1">
            <text:p>1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1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" table:style-name="ce1">
            <text:p>1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2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" table:style-name="ce1">
            <text:p>1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1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2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" table:style-name="ce1">
            <text:p>1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1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" table:style-name="ce1">
            <text:p>1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129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29" table:style-name="ce1">
            <text:p>1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13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0" table:style-name="ce1">
            <text:p>1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131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1" table:style-name="ce1">
            <text:p>1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32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2" table:style-name="ce1">
            <text:p>1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33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3" table:style-name="ce1">
            <text:p>1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134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4" table:style-name="ce1">
            <text:p>1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135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5" table:style-name="ce1">
            <text:p>1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36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6" table:style-name="ce1">
            <text:p>1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37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7" table:style-name="ce1">
            <text:p>1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38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8" table:style-name="ce1">
            <text:p>1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39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39" table:style-name="ce1">
            <text:p>1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4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40" table:style-name="ce1">
            <text:p>1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41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42];[Товар.A:.F];5;)" table:style-name="ce1">
            <text:p>0,5</text:p>
          </table:table-cell>
          <table:table-cell office:value-type="float" office:value="90" table:formula="of:=[.E142]*[.H142]" table:style-name="ce1">
            <text:p>9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42" table:style-name="ce1">
            <text:p>1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43];[Товар.A:.F];5;)" table:style-name="ce1">
            <text:p>0,5</text:p>
          </table:table-cell>
          <table:table-cell office:value-type="float" office:value="60" table:formula="of:=[.E143]*[.H143]" table:style-name="ce1">
            <text:p>6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43" table:style-name="ce1">
            <text:p>1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44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44" table:style-name="ce1">
            <text:p>1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" table:style-name="ce1">
            <text:p>1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" table:style-name="ce1">
            <text:p>1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" table:style-name="ce1">
            <text:p>1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" table:style-name="ce1">
            <text:p>1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" table:style-name="ce1">
            <text:p>1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" table:style-name="ce1">
            <text:p>1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" table:style-name="ce1">
            <text:p>1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" table:style-name="ce1">
            <text:p>1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" table:style-name="ce1">
            <text:p>1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" table:style-name="ce1">
            <text:p>1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" table:style-name="ce1">
            <text:p>1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" table:style-name="ce1">
            <text:p>1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" table:style-name="ce1">
            <text:p>1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1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" table:style-name="ce1">
            <text:p>1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1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" table:style-name="ce1">
            <text:p>1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6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" table:style-name="ce1">
            <text:p>1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6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" table:style-name="ce1">
            <text:p>1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" table:style-name="ce1">
            <text:p>1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" table:style-name="ce1">
            <text:p>1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16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" table:style-name="ce1">
            <text:p>1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16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" table:style-name="ce1">
            <text:p>1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1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" table:style-name="ce1">
            <text:p>1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1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" table:style-name="ce1">
            <text:p>1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6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" table:style-name="ce1">
            <text:p>1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16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" table:style-name="ce1">
            <text:p>1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1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" table:style-name="ce1">
            <text:p>1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1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" table:style-name="ce1">
            <text:p>1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1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" table:style-name="ce1">
            <text:p>1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1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" table:style-name="ce1">
            <text:p>1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" table:style-name="ce1">
            <text:p>1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" table:style-name="ce1">
            <text:p>1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17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" table:style-name="ce1">
            <text:p>1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177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77" table:style-name="ce1">
            <text:p>1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78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78" table:style-name="ce1">
            <text:p>1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179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79" table:style-name="ce1">
            <text:p>1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80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80" table:style-name="ce1">
            <text:p>1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181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81" table:style-name="ce1">
            <text:p>1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82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82" table:style-name="ce1">
            <text:p>1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183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84];[Товар.A:.F];5;)" table:style-name="ce1">
            <text:p>0,5</text:p>
          </table:table-cell>
          <table:table-cell office:value-type="float" office:value="90" table:formula="of:=[.E184]*[.H184]" table:style-name="ce1">
            <text:p>9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84" table:style-name="ce1">
            <text:p>1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85];[Товар.A:.F];5;)" table:style-name="ce1">
            <text:p>0,5</text:p>
          </table:table-cell>
          <table:table-cell office:value-type="float" office:value="60" table:formula="of:=[.E185]*[.H185]" table:style-name="ce1">
            <text:p>60</text:p>
          </table:table-cell>
          <table:table-cell table:number-columns-repeated="16375"/>
        </table:table-row>
        <table:table-row table:style-name="ro2" table:visibility="filter">
          <table:table-cell office:value-type="float" office:value="185" table:style-name="ce1">
            <text:p>1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8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86" table:style-name="ce1">
            <text:p>1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18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87" table:style-name="ce1">
            <text:p>1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88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88" table:style-name="ce1">
            <text:p>1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189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89" table:style-name="ce1">
            <text:p>1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90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90" table:style-name="ce1">
            <text:p>1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191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91" table:style-name="ce1">
            <text:p>1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92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192" table:style-name="ce1">
            <text:p>1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1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" table:style-name="ce1">
            <text:p>1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" table:style-name="ce1">
            <text:p>1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1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" table:style-name="ce1">
            <text:p>1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" table:style-name="ce1">
            <text:p>1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1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" table:style-name="ce1">
            <text:p>1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" table:style-name="ce1">
            <text:p>1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1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" table:style-name="ce1">
            <text:p>1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" table:style-name="ce1">
            <text:p>2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" table:style-name="ce1">
            <text:p>2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0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" table:style-name="ce1">
            <text:p>2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0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" table:style-name="ce1">
            <text:p>2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" table:style-name="ce1">
            <text:p>2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" table:style-name="ce1">
            <text:p>2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0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" table:style-name="ce1">
            <text:p>2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0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" table:style-name="ce1">
            <text:p>2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" table:style-name="ce1">
            <text:p>2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" table:style-name="ce1">
            <text:p>2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1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" table:style-name="ce1">
            <text:p>2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3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1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" table:style-name="ce1">
            <text:p>2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" table:style-name="ce1">
            <text:p>2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" table:style-name="ce1">
            <text:p>2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" table:style-name="ce1">
            <text:p>2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" table:style-name="ce1">
            <text:p>2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" table:style-name="ce1">
            <text:p>2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" table:style-name="ce1">
            <text:p>2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" table:style-name="ce1">
            <text:p>2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" table:style-name="ce1">
            <text:p>2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" table:style-name="ce1">
            <text:p>2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" table:style-name="ce1">
            <text:p>2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" table:style-name="ce1">
            <text:p>2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" table:style-name="ce1">
            <text:p>2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2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" table:style-name="ce1">
            <text:p>2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2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" table:style-name="ce1">
            <text:p>2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" table:style-name="ce1">
            <text:p>2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4" table:style-name="ce1">
            <text:p>2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7" table:style-name="ce1">
            <text:p>2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2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8" table:style-name="ce1">
            <text:p>2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5" table:style-name="ce1">
            <text:p>2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2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9" table:style-name="ce1">
            <text:p>2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0" table:style-name="ce1">
            <text:p>2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6" table:style-name="ce1">
            <text:p>26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1" table:style-name="ce1">
            <text:p>2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2" table:style-name="ce1">
            <text:p>2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7" table:style-name="ce1">
            <text:p>2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3" table:style-name="ce1">
            <text:p>2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4" table:style-name="ce1">
            <text:p>2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5" table:style-name="ce1">
            <text:p>2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3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6" table:style-name="ce1">
            <text:p>2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3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7" table:style-name="ce1">
            <text:p>2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8" table:style-name="ce1">
            <text:p>2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39" table:style-name="ce1">
            <text:p>2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2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0" table:style-name="ce1">
            <text:p>2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2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1" table:style-name="ce1">
            <text:p>2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4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2" table:style-name="ce1">
            <text:p>2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3" table:style-name="ce1">
            <text:p>2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4" table:style-name="ce1">
            <text:p>2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5" table:style-name="ce1">
            <text:p>2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4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6" table:style-name="ce1">
            <text:p>2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4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7" table:style-name="ce1">
            <text:p>2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4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8" table:style-name="ce1">
            <text:p>2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4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49" table:style-name="ce1">
            <text:p>2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0" table:style-name="ce1">
            <text:p>2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1" table:style-name="ce1">
            <text:p>2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5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2" table:style-name="ce1">
            <text:p>2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4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5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3" table:style-name="ce1">
            <text:p>2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4" table:style-name="ce1">
            <text:p>2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5" table:style-name="ce1">
            <text:p>2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6" table:style-name="ce1">
            <text:p>2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7" table:style-name="ce1">
            <text:p>2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8" table:style-name="ce1">
            <text:p>2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59" table:style-name="ce1">
            <text:p>2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6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0" table:style-name="ce1">
            <text:p>2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6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1" table:style-name="ce1">
            <text:p>2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6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2" table:style-name="ce1">
            <text:p>2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6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3" table:style-name="ce1">
            <text:p>2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6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4" table:style-name="ce1">
            <text:p>2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6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5" table:style-name="ce1">
            <text:p>2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2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6" table:style-name="ce1">
            <text:p>2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2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7" table:style-name="ce1">
            <text:p>2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8" table:style-name="ce1">
            <text:p>2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69" table:style-name="ce1">
            <text:p>2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2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0" table:style-name="ce1">
            <text:p>2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2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1" table:style-name="ce1">
            <text:p>2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2" table:style-name="ce1">
            <text:p>2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2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3" table:style-name="ce1">
            <text:p>2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4" table:style-name="ce1">
            <text:p>2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2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5" table:style-name="ce1">
            <text:p>2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6" table:style-name="ce1">
            <text:p>2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2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7" table:style-name="ce1">
            <text:p>2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8" table:style-name="ce1">
            <text:p>2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2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79" table:style-name="ce1">
            <text:p>2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0" table:style-name="ce1">
            <text:p>2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2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1" table:style-name="ce1">
            <text:p>2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2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2" table:style-name="ce1">
            <text:p>2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2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3" table:style-name="ce1">
            <text:p>2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4" table:style-name="ce1">
            <text:p>2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2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5" table:style-name="ce1">
            <text:p>2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8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6" table:style-name="ce1">
            <text:p>2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8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7" table:style-name="ce1">
            <text:p>2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8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8" table:style-name="ce1">
            <text:p>2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8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89" table:style-name="ce1">
            <text:p>2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9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0" table:style-name="ce1">
            <text:p>2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29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1" table:style-name="ce1">
            <text:p>2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2" table:style-name="ce1">
            <text:p>2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2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3" table:style-name="ce1">
            <text:p>2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9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4" table:style-name="ce1">
            <text:p>2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29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5" table:style-name="ce1">
            <text:p>2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6" table:style-name="ce1">
            <text:p>2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7" table:style-name="ce1">
            <text:p>2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8" table:style-name="ce1">
            <text:p>2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99" table:style-name="ce1">
            <text:p>2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0" table:style-name="ce1">
            <text:p>3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1" table:style-name="ce1">
            <text:p>3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02];[Товар.A:.F];5;)" table:style-name="ce1">
            <text:p>0,3</text:p>
          </table:table-cell>
          <table:table-cell table:number-columns-repeated="16376"/>
        </table:table-row>
        <table:table-row table:style-name="ro3" table:visibility="filter">
          <table:table-cell office:value-type="float" office:value="302" table:style-name="ce1">
            <text:p>3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03];[Товар.A:.F];5;)" table:style-name="ce1">
            <text:p>0,3</text:p>
          </table:table-cell>
          <table:table-cell table:number-columns-repeated="16376"/>
        </table:table-row>
        <table:table-row table:style-name="ro3" table:visibility="filter">
          <table:table-cell office:value-type="float" office:value="303" table:style-name="ce1">
            <text:p>3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0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04" table:style-name="ce1">
            <text:p>3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05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05" table:style-name="ce1">
            <text:p>3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06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06" table:style-name="ce1">
            <text:p>3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07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07" table:style-name="ce1">
            <text:p>3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08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08" table:style-name="ce1">
            <text:p>3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09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10];[Товар.A:.F];5;)" table:style-name="ce1">
            <text:p>0,5</text:p>
          </table:table-cell>
          <table:table-cell office:value-type="float" office:value="90" table:formula="of:=[.E310]*[.H310]" table:style-name="ce1">
            <text:p>90</text:p>
          </table:table-cell>
          <table:table-cell table:number-columns-repeated="16375"/>
        </table:table-row>
        <table:table-row table:style-name="ro2" table:visibility="filter">
          <table:table-cell office:value-type="float" office:value="310" table:style-name="ce1">
            <text:p>3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11];[Товар.A:.F];5;)" table:style-name="ce1">
            <text:p>0,5</text:p>
          </table:table-cell>
          <table:table-cell office:value-type="float" office:value="60" table:formula="of:=[.E311]*[.H311]" table:style-name="ce1">
            <text:p>60</text:p>
          </table:table-cell>
          <table:table-cell table:number-columns-repeated="16375"/>
        </table:table-row>
        <table:table-row table:style-name="ro2" table:visibility="filter">
          <table:table-cell office:value-type="float" office:value="311" table:style-name="ce1">
            <text:p>3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12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12" table:style-name="ce1">
            <text:p>3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13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13" table:style-name="ce1">
            <text:p>3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14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14" table:style-name="ce1">
            <text:p>3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15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15" table:style-name="ce1">
            <text:p>3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31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16" table:style-name="ce1">
            <text:p>3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31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17" table:style-name="ce1">
            <text:p>3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318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18" table:style-name="ce1">
            <text:p>3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319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19" table:style-name="ce1">
            <text:p>3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32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20" table:style-name="ce1">
            <text:p>3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3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1" table:style-name="ce1">
            <text:p>3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3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2" table:style-name="ce1">
            <text:p>3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3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3" table:style-name="ce1">
            <text:p>3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4" table:style-name="ce1">
            <text:p>3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5" table:style-name="ce1">
            <text:p>3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6" table:style-name="ce1">
            <text:p>3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7" table:style-name="ce1">
            <text:p>3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2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8" table:style-name="ce1">
            <text:p>3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2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29" table:style-name="ce1">
            <text:p>3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3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0" table:style-name="ce1">
            <text:p>3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3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1" table:style-name="ce1">
            <text:p>3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3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2" table:style-name="ce1">
            <text:p>3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3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3" table:style-name="ce1">
            <text:p>3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3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4" table:style-name="ce1">
            <text:p>3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3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5" table:style-name="ce1">
            <text:p>3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3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36" table:style-name="ce1">
            <text:p>3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16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37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37" table:style-name="ce1">
            <text:p>3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38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38" table:style-name="ce1">
            <text:p>3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39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39" table:style-name="ce1">
            <text:p>3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34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0" table:style-name="ce1">
            <text:p>3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341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1" table:style-name="ce1">
            <text:p>3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42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2" table:style-name="ce1">
            <text:p>3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43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3" table:style-name="ce1">
            <text:p>3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44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4" table:style-name="ce1">
            <text:p>3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45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5" table:style-name="ce1">
            <text:p>3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46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6" table:style-name="ce1">
            <text:p>3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47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7" table:style-name="ce1">
            <text:p>3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48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8" table:style-name="ce1">
            <text:p>3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49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49" table:style-name="ce1">
            <text:p>3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5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50" table:style-name="ce1">
            <text:p>3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51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52];[Товар.A:.F];5;)" table:style-name="ce1">
            <text:p>0,5</text:p>
          </table:table-cell>
          <table:table-cell office:value-type="float" office:value="90" table:formula="of:=[.E352]*[.H352]" table:style-name="ce1">
            <text:p>90</text:p>
          </table:table-cell>
          <table:table-cell table:number-columns-repeated="16375"/>
        </table:table-row>
        <table:table-row table:style-name="ro2" table:visibility="filter">
          <table:table-cell office:value-type="float" office:value="352" table:style-name="ce1">
            <text:p>3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53];[Товар.A:.F];5;)" table:style-name="ce1">
            <text:p>0,5</text:p>
          </table:table-cell>
          <table:table-cell office:value-type="float" office:value="60" table:formula="of:=[.E353]*[.H353]" table:style-name="ce1">
            <text:p>60</text:p>
          </table:table-cell>
          <table:table-cell table:number-columns-repeated="16375"/>
        </table:table-row>
        <table:table-row table:style-name="ro2" table:visibility="filter">
          <table:table-cell office:value-type="float" office:value="353" table:style-name="ce1">
            <text:p>3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54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54" table:style-name="ce1">
            <text:p>3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55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55" table:style-name="ce1">
            <text:p>3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5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56" table:style-name="ce1">
            <text:p>3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5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57" table:style-name="ce1">
            <text:p>3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358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58" table:style-name="ce1">
            <text:p>3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359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59" table:style-name="ce1">
            <text:p>3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36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60" table:style-name="ce1">
            <text:p>3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361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61" table:style-name="ce1">
            <text:p>3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362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62" table:style-name="ce1">
            <text:p>3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363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63" table:style-name="ce1">
            <text:p>3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364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64" table:style-name="ce1">
            <text:p>3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365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65" table:style-name="ce1">
            <text:p>3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66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66" table:style-name="ce1">
            <text:p>3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367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67" table:style-name="ce1">
            <text:p>3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68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368" table:style-name="ce1">
            <text:p>3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3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69" table:style-name="ce1">
            <text:p>3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7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0" table:style-name="ce1">
            <text:p>3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7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1" table:style-name="ce1">
            <text:p>3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7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2" table:style-name="ce1">
            <text:p>3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3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3" table:style-name="ce1">
            <text:p>3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4" table:style-name="ce1">
            <text:p>3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37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5" table:style-name="ce1">
            <text:p>3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3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6" table:style-name="ce1">
            <text:p>3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3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7" table:style-name="ce1">
            <text:p>3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7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8" table:style-name="ce1">
            <text:p>3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2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37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79" table:style-name="ce1">
            <text:p>3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0" table:style-name="ce1">
            <text:p>3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3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1" table:style-name="ce1">
            <text:p>3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3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2" table:style-name="ce1">
            <text:p>3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3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3" table:style-name="ce1">
            <text:p>3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4" table:style-name="ce1">
            <text:p>3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5" table:style-name="ce1">
            <text:p>3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8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6" table:style-name="ce1">
            <text:p>3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38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7" table:style-name="ce1">
            <text:p>3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8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8" table:style-name="ce1">
            <text:p>3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38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389" table:style-name="ce1">
            <text:p>3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9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0" table:style-name="ce1">
            <text:p>3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39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1" table:style-name="ce1">
            <text:p>3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2" table:style-name="ce1">
            <text:p>3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3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3" table:style-name="ce1">
            <text:p>3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4" table:style-name="ce1">
            <text:p>3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4" table:style-name="ce1">
            <text:p>24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3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5" table:style-name="ce1">
            <text:p>3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6" table:style-name="ce1">
            <text:p>3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5" table:style-name="ce1">
            <text:p>25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3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7" table:style-name="ce1">
            <text:p>3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8" table:style-name="ce1">
            <text:p>3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6" table:style-name="ce1">
            <text:p>26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3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399" table:style-name="ce1">
            <text:p>3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0" table:style-name="ce1">
            <text:p>4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7" table:style-name="ce1">
            <text:p>2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1" table:style-name="ce1">
            <text:p>4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0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2" table:style-name="ce1">
            <text:p>4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0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3" table:style-name="ce1">
            <text:p>4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0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4" table:style-name="ce1">
            <text:p>4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0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5" table:style-name="ce1">
            <text:p>4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6" table:style-name="ce1">
            <text:p>4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7" table:style-name="ce1">
            <text:p>4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8" table:style-name="ce1">
            <text:p>4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09" table:style-name="ce1">
            <text:p>4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0" table:style-name="ce1">
            <text:p>4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1" table:style-name="ce1">
            <text:p>4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1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2" table:style-name="ce1">
            <text:p>4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1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3" table:style-name="ce1">
            <text:p>4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1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4" table:style-name="ce1">
            <text:p>4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1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5" table:style-name="ce1">
            <text:p>4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41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6" table:style-name="ce1">
            <text:p>4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4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7" table:style-name="ce1">
            <text:p>4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8" table:style-name="ce1">
            <text:p>4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19" table:style-name="ce1">
            <text:p>4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2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0" table:style-name="ce1">
            <text:p>4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3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2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1" table:style-name="ce1">
            <text:p>4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2" table:style-name="ce1">
            <text:p>4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3" table:style-name="ce1">
            <text:p>4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4" table:style-name="ce1">
            <text:p>4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5" table:style-name="ce1">
            <text:p>4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6" table:style-name="ce1">
            <text:p>4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7" table:style-name="ce1">
            <text:p>4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42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8" table:style-name="ce1">
            <text:p>4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42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29" table:style-name="ce1">
            <text:p>4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43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0" table:style-name="ce1">
            <text:p>4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43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1" table:style-name="ce1">
            <text:p>4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43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32" table:style-name="ce1">
            <text:p>4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433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33" table:style-name="ce1">
            <text:p>4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434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34" table:style-name="ce1">
            <text:p>4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435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435" table:style-name="ce1">
            <text:p>4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36];[Товар.A:.F];5;)" table:style-name="ce1">
            <text:p>0,5</text:p>
          </table:table-cell>
          <table:table-cell office:value-type="float" office:value="90" table:formula="of:=[.E436]*[.H436]" table:style-name="ce1">
            <text:p>90</text:p>
          </table:table-cell>
          <table:table-cell table:number-columns-repeated="16375"/>
        </table:table-row>
        <table:table-row table:style-name="ro2" table:visibility="filter">
          <table:table-cell office:value-type="float" office:value="436" table:style-name="ce1">
            <text:p>4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37];[Товар.A:.F];5;)" table:style-name="ce1">
            <text:p>0,5</text:p>
          </table:table-cell>
          <table:table-cell office:value-type="float" office:value="60" table:formula="of:=[.E437]*[.H437]" table:style-name="ce1">
            <text:p>60</text:p>
          </table:table-cell>
          <table:table-cell table:number-columns-repeated="16375"/>
        </table:table-row>
        <table:table-row table:style-name="ro2" table:visibility="filter">
          <table:table-cell office:value-type="float" office:value="437" table:style-name="ce1">
            <text:p>4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438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38" table:style-name="ce1">
            <text:p>4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439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39" table:style-name="ce1">
            <text:p>4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440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40" table:style-name="ce1">
            <text:p>4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441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41" table:style-name="ce1">
            <text:p>4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42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42" table:style-name="ce1">
            <text:p>4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43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43" table:style-name="ce1">
            <text:p>4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44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44" table:style-name="ce1">
            <text:p>4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45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45" table:style-name="ce1">
            <text:p>4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46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46" table:style-name="ce1">
            <text:p>4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47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47" table:style-name="ce1">
            <text:p>4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48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448" table:style-name="ce1">
            <text:p>4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49" table:style-name="ce1">
            <text:p>4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0" table:style-name="ce1">
            <text:p>4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1" table:style-name="ce1">
            <text:p>4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2" table:style-name="ce1">
            <text:p>4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3" table:style-name="ce1">
            <text:p>4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5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4" table:style-name="ce1">
            <text:p>4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5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5" table:style-name="ce1">
            <text:p>4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6" table:style-name="ce1">
            <text:p>4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7" table:style-name="ce1">
            <text:p>4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4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8" table:style-name="ce1">
            <text:p>4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4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59" table:style-name="ce1">
            <text:p>4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0" table:style-name="ce1">
            <text:p>4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4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1" table:style-name="ce1">
            <text:p>4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6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2" table:style-name="ce1">
            <text:p>4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4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6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3" table:style-name="ce1">
            <text:p>4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4" table:style-name="ce1">
            <text:p>4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4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5" table:style-name="ce1">
            <text:p>4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6" table:style-name="ce1">
            <text:p>4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4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7" table:style-name="ce1">
            <text:p>4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8" table:style-name="ce1">
            <text:p>4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69" table:style-name="ce1">
            <text:p>4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47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0" table:style-name="ce1">
            <text:p>4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47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1" table:style-name="ce1">
            <text:p>4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47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2" table:style-name="ce1">
            <text:p>4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47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3" table:style-name="ce1">
            <text:p>4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4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4" table:style-name="ce1">
            <text:p>4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47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5" table:style-name="ce1">
            <text:p>4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4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6" table:style-name="ce1">
            <text:p>4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4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7" table:style-name="ce1">
            <text:p>4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8" table:style-name="ce1">
            <text:p>4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4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79" table:style-name="ce1">
            <text:p>4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4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0" table:style-name="ce1">
            <text:p>4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4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1" table:style-name="ce1">
            <text:p>4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4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2" table:style-name="ce1">
            <text:p>4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4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3" table:style-name="ce1">
            <text:p>4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4" table:style-name="ce1">
            <text:p>4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4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5" table:style-name="ce1">
            <text:p>4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6" table:style-name="ce1">
            <text:p>4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4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87" table:style-name="ce1">
            <text:p>4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88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488" table:style-name="ce1">
            <text:p>4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489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489" table:style-name="ce1">
            <text:p>4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0" table:style-name="ce1">
            <text:p>4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4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1" table:style-name="ce1">
            <text:p>4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2" table:style-name="ce1">
            <text:p>4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4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3" table:style-name="ce1">
            <text:p>4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4" table:style-name="ce1">
            <text:p>4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4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5" table:style-name="ce1">
            <text:p>4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9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6" table:style-name="ce1">
            <text:p>4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49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7" table:style-name="ce1">
            <text:p>4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9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8" table:style-name="ce1">
            <text:p>4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49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499" table:style-name="ce1">
            <text:p>4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0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0" table:style-name="ce1">
            <text:p>5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0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1" table:style-name="ce1">
            <text:p>5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2" table:style-name="ce1">
            <text:p>5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3" table:style-name="ce1">
            <text:p>5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0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4" table:style-name="ce1">
            <text:p>5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5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0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5" table:style-name="ce1">
            <text:p>5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6" table:style-name="ce1">
            <text:p>5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7" table:style-name="ce1">
            <text:p>5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8" table:style-name="ce1">
            <text:p>5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09" table:style-name="ce1">
            <text:p>5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0" table:style-name="ce1">
            <text:p>5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1" table:style-name="ce1">
            <text:p>5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1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2" table:style-name="ce1">
            <text:p>5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1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3" table:style-name="ce1">
            <text:p>5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1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4" table:style-name="ce1">
            <text:p>5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1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5" table:style-name="ce1">
            <text:p>5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1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6" table:style-name="ce1">
            <text:p>5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7" table:style-name="ce1">
            <text:p>5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8" table:style-name="ce1">
            <text:p>5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18" table:style-name="ce1">
            <text:p>1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19" table:style-name="ce1">
            <text:p>5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0" table:style-name="ce1">
            <text:p>5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4" table:style-name="ce1">
            <text:p>24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1" table:style-name="ce1">
            <text:p>5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5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2" table:style-name="ce1">
            <text:p>5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5" table:style-name="ce1">
            <text:p>2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5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3" table:style-name="ce1">
            <text:p>5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5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4" table:style-name="ce1">
            <text:p>5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6" table:style-name="ce1">
            <text:p>26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5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5" table:style-name="ce1">
            <text:p>5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5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6" table:style-name="ce1">
            <text:p>5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7" table:style-name="ce1">
            <text:p>2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5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7" table:style-name="ce1">
            <text:p>5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5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8" table:style-name="ce1">
            <text:p>5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8" table:style-name="ce1">
            <text:p>28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5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29" table:style-name="ce1">
            <text:p>5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5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0" table:style-name="ce1">
            <text:p>5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5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1" table:style-name="ce1">
            <text:p>5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5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2" table:style-name="ce1">
            <text:p>5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0" table:style-name="ce1">
            <text:p>30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5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3" table:style-name="ce1">
            <text:p>5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5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4" table:style-name="ce1">
            <text:p>5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3" table:style-name="ce1">
            <text:p>3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5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5" table:style-name="ce1">
            <text:p>5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53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6" table:style-name="ce1">
            <text:p>5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53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7" table:style-name="ce1">
            <text:p>5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3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8" table:style-name="ce1">
            <text:p>5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3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39" table:style-name="ce1">
            <text:p>5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54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0" table:style-name="ce1">
            <text:p>5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54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1" table:style-name="ce1">
            <text:p>5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4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2" table:style-name="ce1">
            <text:p>5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6" table:style-name="ce1">
            <text:p>46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4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3" table:style-name="ce1">
            <text:p>5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4" table:style-name="ce1">
            <text:p>5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5" table:style-name="ce1">
            <text:p>5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4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6" table:style-name="ce1">
            <text:p>5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6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4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7" table:style-name="ce1">
            <text:p>5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4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8" table:style-name="ce1">
            <text:p>5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4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49" table:style-name="ce1">
            <text:p>5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0" table:style-name="ce1">
            <text:p>5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1" table:style-name="ce1">
            <text:p>5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2" table:style-name="ce1">
            <text:p>5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3" table:style-name="ce1">
            <text:p>5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5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4" table:style-name="ce1">
            <text:p>5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5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5" table:style-name="ce1">
            <text:p>5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5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6" table:style-name="ce1">
            <text:p>5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5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7" table:style-name="ce1">
            <text:p>5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8" table:style-name="ce1">
            <text:p>5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5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59" table:style-name="ce1">
            <text:p>5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60" table:style-name="ce1">
            <text:p>5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561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561" table:style-name="ce1">
            <text:p>5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62];[Товар.A:.F];5;)" table:style-name="ce1">
            <text:p>0,5</text:p>
          </table:table-cell>
          <table:table-cell office:value-type="float" office:value="85" table:formula="of:=[.E562]*[.H562]" table:style-name="ce1">
            <text:p>85</text:p>
          </table:table-cell>
          <table:table-cell table:number-columns-repeated="16375"/>
        </table:table-row>
        <table:table-row table:style-name="ro2" table:visibility="filter">
          <table:table-cell office:value-type="float" office:value="562" table:style-name="ce1">
            <text:p>5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63];[Товар.A:.F];5;)" table:style-name="ce1">
            <text:p>0,5</text:p>
          </table:table-cell>
          <table:table-cell office:value-type="float" office:value="60" table:formula="of:=[.E563]*[.H563]" table:style-name="ce1">
            <text:p>60</text:p>
          </table:table-cell>
          <table:table-cell table:number-columns-repeated="16375"/>
        </table:table-row>
        <table:table-row table:style-name="ro2" table:visibility="filter">
          <table:table-cell office:value-type="float" office:value="563" table:style-name="ce1">
            <text:p>5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564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64" table:style-name="ce1">
            <text:p>5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565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65" table:style-name="ce1">
            <text:p>5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56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66" table:style-name="ce1">
            <text:p>5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56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67" table:style-name="ce1">
            <text:p>5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568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68" table:style-name="ce1">
            <text:p>5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569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69" table:style-name="ce1">
            <text:p>5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570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70" table:style-name="ce1">
            <text:p>5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571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71" table:style-name="ce1">
            <text:p>5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572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72" table:style-name="ce1">
            <text:p>5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573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73" table:style-name="ce1">
            <text:p>57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574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74" table:style-name="ce1">
            <text:p>57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575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75" table:style-name="ce1">
            <text:p>57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576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76" table:style-name="ce1">
            <text:p>57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5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7" table:style-name="ce1">
            <text:p>57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5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8" table:style-name="ce1">
            <text:p>57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5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79" table:style-name="ce1">
            <text:p>57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8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0" table:style-name="ce1">
            <text:p>58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8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1" table:style-name="ce1">
            <text:p>58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58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2" table:style-name="ce1">
            <text:p>58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58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3" table:style-name="ce1">
            <text:p>58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4" table:style-name="ce1">
            <text:p>58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5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5" table:style-name="ce1">
            <text:p>58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6" table:style-name="ce1">
            <text:p>58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5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7" table:style-name="ce1">
            <text:p>58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8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8" table:style-name="ce1">
            <text:p>58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7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58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589" table:style-name="ce1">
            <text:p>58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0" table:style-name="ce1">
            <text:p>59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5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1" table:style-name="ce1">
            <text:p>59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592" table:style-name="ce1">
            <text:p>59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593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93" table:style-name="ce1">
            <text:p>59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94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94" table:style-name="ce1">
            <text:p>59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595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95" table:style-name="ce1">
            <text:p>59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96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96" table:style-name="ce1">
            <text:p>59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597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97" table:style-name="ce1">
            <text:p>59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98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98" table:style-name="ce1">
            <text:p>59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599];[Товар.A:.F];5;)" table:style-name="ce1">
            <text:p>0,3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599" table:style-name="ce1">
            <text:p>59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600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00" table:style-name="ce1">
            <text:p>60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601];[Товар.A:.F];5;)" table:style-name="ce1">
            <text:p>0,2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01" table:style-name="ce1">
            <text:p>60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602];[Товар.A:.F];5;)" table:style-name="ce1">
            <text:p>1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02" table:style-name="ce1">
            <text:p>60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603];[Товар.A:.F];5;)" table:style-name="ce1">
            <text:p>1</text:p>
          </table:table-cell>
          <table:table-cell table:number-columns-repeated="16376" table:style-name="ce1"/>
        </table:table-row>
        <table:table-row table:style-name="ro2">
          <table:table-cell office:value-type="float" office:value="603" table:style-name="ce1">
            <text:p>60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04];[Товар.A:.F];5;)" table:style-name="ce1">
            <text:p>0,5</text:p>
          </table:table-cell>
          <table:table-cell office:value-type="float" office:value="85" table:formula="of:=[.E604]*[.H604]" table:style-name="ce1">
            <text:p>85</text:p>
          </table:table-cell>
          <table:table-cell table:number-columns-repeated="16375"/>
        </table:table-row>
        <table:table-row table:style-name="ro2" table:visibility="filter">
          <table:table-cell office:value-type="float" office:value="604" table:style-name="ce1">
            <text:p>60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4" table:style-name="ce1">
            <text:p>2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05];[Товар.A:.F];5;)" table:style-name="ce1">
            <text:p>0,5</text:p>
          </table:table-cell>
          <table:table-cell office:value-type="float" office:value="60" table:formula="of:=[.E605]*[.H605]" table:style-name="ce1">
            <text:p>60</text:p>
          </table:table-cell>
          <table:table-cell table:number-columns-repeated="16375"/>
        </table:table-row>
        <table:table-row table:style-name="ro2" table:visibility="filter">
          <table:table-cell office:value-type="float" office:value="605" table:style-name="ce1">
            <text:p>60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06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06" table:style-name="ce1">
            <text:p>60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5" table:style-name="ce1">
            <text:p>2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07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07" table:style-name="ce1">
            <text:p>60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08];[Товар.A:.F];5;)" table:style-name="ce1">
            <text:p>0,5</text:p>
          </table:table-cell>
          <table:table-cell table:number-columns-repeated="16376" table:style-name="ce1"/>
        </table:table-row>
        <table:table-row table:style-name="ro2" table:visibility="filter">
          <table:table-cell office:value-type="float" office:value="608" table:style-name="ce1">
            <text:p>60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6" table:style-name="ce1">
            <text:p>26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09" table:style-name="ce1">
            <text:p>60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0" table:style-name="ce1">
            <text:p>61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7" table:style-name="ce1">
            <text:p>2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1" table:style-name="ce1">
            <text:p>61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2" table:style-name="ce1">
            <text:p>61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8" table:style-name="ce1">
            <text:p>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3" table:style-name="ce1">
            <text:p>61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4" table:style-name="ce1">
            <text:p>61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5" table:style-name="ce1">
            <text:p>61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6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6" table:style-name="ce1">
            <text:p>61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6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7" table:style-name="ce1">
            <text:p>61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6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8" table:style-name="ce1">
            <text:p>61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6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19" table:style-name="ce1">
            <text:p>61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6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0" table:style-name="ce1">
            <text:p>62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6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1" table:style-name="ce1">
            <text:p>62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2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2" table:style-name="ce1">
            <text:p>62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2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3" table:style-name="ce1">
            <text:p>62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62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4" table:style-name="ce1">
            <text:p>62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62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5" table:style-name="ce1">
            <text:p>62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62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6" table:style-name="ce1">
            <text:p>62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62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7" table:style-name="ce1">
            <text:p>62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6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8" table:style-name="ce1">
            <text:p>62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6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29" table:style-name="ce1">
            <text:p>62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3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0" table:style-name="ce1">
            <text:p>63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8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3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1" table:style-name="ce1">
            <text:p>63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6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2" table:style-name="ce1">
            <text:p>63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6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3" table:style-name="ce1">
            <text:p>63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6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4" table:style-name="ce1">
            <text:p>63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6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5" table:style-name="ce1">
            <text:p>63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6" table:style-name="ce1">
            <text:p>63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7" table:style-name="ce1">
            <text:p>63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63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8" table:style-name="ce1">
            <text:p>63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63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639" table:style-name="ce1">
            <text:p>63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64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0" table:style-name="ce1">
            <text:p>64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64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1" table:style-name="ce1">
            <text:p>64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64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2" table:style-name="ce1">
            <text:p>64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64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3" table:style-name="ce1">
            <text:p>64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6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4" table:style-name="ce1">
            <text:p>64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18" table:style-name="ce1">
            <text:p>1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49" table:style-name="ce1">
            <text:p>49</text:p>
          </table:table-cell>
          <table:table-cell office:value-type="float" office:value="1" table:formula="of:=VLOOKUP([.D6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5" table:style-name="ce1">
            <text:p>64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6" table:style-name="ce1">
            <text:p>64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4" table:style-name="ce1">
            <text:p>24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6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7" table:style-name="ce1">
            <text:p>64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8" table:style-name="ce1">
            <text:p>64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5" table:style-name="ce1">
            <text:p>25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Продажа</text:p>
          </table:table-cell>
          <table:table-cell office:value-type="float" office:value="52" table:style-name="ce1">
            <text:p>52</text:p>
          </table:table-cell>
          <table:table-cell office:value-type="float" office:value="0.5" table:formula="of:=VLOOKUP([.D6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49" table:style-name="ce1">
            <text:p>64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0" table:style-name="ce1">
            <text:p>65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6" table:style-name="ce1">
            <text:p>26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47" table:style-name="ce1">
            <text:p>47</text:p>
          </table:table-cell>
          <table:table-cell office:value-type="float" office:value="0.5" table:formula="of:=VLOOKUP([.D6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1" table:style-name="ce1">
            <text:p>65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2" table:style-name="ce1">
            <text:p>65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7" table:style-name="ce1">
            <text:p>27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Продажа</text:p>
          </table:table-cell>
          <table:table-cell office:value-type="float" office:value="45" table:style-name="ce1">
            <text:p>45</text:p>
          </table:table-cell>
          <table:table-cell office:value-type="float" office:value="0.5" table:formula="of:=VLOOKUP([.D6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3" table:style-name="ce1">
            <text:p>65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4" table:style-name="ce1">
            <text:p>65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1" table:formula="of:=VLOOKUP([.D6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5" table:style-name="ce1">
            <text:p>65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6" table:style-name="ce1">
            <text:p>65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1" table:formula="of:=VLOOKUP([.D6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7" table:style-name="ce1">
            <text:p>65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6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8" table:style-name="ce1">
            <text:p>65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44" table:style-name="ce1">
            <text:p>44</text:p>
          </table:table-cell>
          <table:table-cell office:value-type="float" office:value="0.5" table:formula="of:=VLOOKUP([.D6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59" table:style-name="ce1">
            <text:p>65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6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0" table:style-name="ce1">
            <text:p>66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1" table:formula="of:=VLOOKUP([.D66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1" table:style-name="ce1">
            <text:p>66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6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2" table:style-name="ce1">
            <text:p>66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65" table:style-name="ce1">
            <text:p>65</text:p>
          </table:table-cell>
          <table:table-cell office:value-type="float" office:value="1" table:formula="of:=VLOOKUP([.D6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3" table:style-name="ce1">
            <text:p>663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6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4" table:style-name="ce1">
            <text:p>664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4" table:style-name="ce1">
            <text:p>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6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5" table:style-name="ce1">
            <text:p>665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66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6" table:style-name="ce1">
            <text:p>666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66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7" table:style-name="ce1">
            <text:p>667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66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8" table:style-name="ce1">
            <text:p>668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330" table:style-name="ce1">
            <text:p>330</text:p>
          </table:table-cell>
          <table:table-cell office:value-type="float" office:value="0.2" table:formula="of:=VLOOKUP([.D66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69" table:style-name="ce1">
            <text:p>669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6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0" table:style-name="ce1">
            <text:p>670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370" table:style-name="ce1">
            <text:p>370</text:p>
          </table:table-cell>
          <table:table-cell office:value-type="float" office:value="0.5" table:formula="of:=VLOOKUP([.D6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1" table:style-name="ce1">
            <text:p>671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7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2" table:style-name="ce1">
            <text:p>672</text:p>
          </table:table-cell>
          <table:table-cell office:value-type="date" office:date-value="2021-06-01T00:00:00" table:style-name="ce3">
            <text:p>01.06.2021</text:p>
          </table:table-cell>
          <table:table-cell office:value-type="string" table:style-name="ce1">
            <text:p>M9</text:p>
          </table:table-cell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2" table:formula="of:=VLOOKUP([.D6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3" table:style-name="ce1">
            <text:p>6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4" table:style-name="ce1">
            <text:p>6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5" table:style-name="ce1">
            <text:p>6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67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6" table:style-name="ce1">
            <text:p>6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67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7" table:style-name="ce1">
            <text:p>6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67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8" table:style-name="ce1">
            <text:p>6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67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79" table:style-name="ce1">
            <text:p>6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6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0" table:style-name="ce1">
            <text:p>6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6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1" table:style-name="ce1">
            <text:p>6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682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2" table:style-name="ce1">
            <text:p>6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683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3" table:style-name="ce1">
            <text:p>6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6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4" table:style-name="ce1">
            <text:p>6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6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5" table:style-name="ce1">
            <text:p>6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6" table:style-name="ce1">
            <text:p>6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7" table:style-name="ce1">
            <text:p>6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68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8" table:style-name="ce1">
            <text:p>6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68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89" table:style-name="ce1">
            <text:p>6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69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0" table:style-name="ce1">
            <text:p>6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69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1" table:style-name="ce1">
            <text:p>6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6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2" table:style-name="ce1">
            <text:p>6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6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3" table:style-name="ce1">
            <text:p>6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694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4" table:style-name="ce1">
            <text:p>6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695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5" table:style-name="ce1">
            <text:p>6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69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6" table:style-name="ce1">
            <text:p>6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0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69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7" table:style-name="ce1">
            <text:p>6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8" table:style-name="ce1">
            <text:p>6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6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699" table:style-name="ce1">
            <text:p>6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0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0" table:style-name="ce1">
            <text:p>7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0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1" table:style-name="ce1">
            <text:p>7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0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2" table:style-name="ce1">
            <text:p>7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0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3" table:style-name="ce1">
            <text:p>7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4" table:style-name="ce1">
            <text:p>7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5" table:style-name="ce1">
            <text:p>7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06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6" table:style-name="ce1">
            <text:p>7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07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7" table:style-name="ce1">
            <text:p>7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0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8" table:style-name="ce1">
            <text:p>7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1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0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09" table:style-name="ce1">
            <text:p>7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0" table:style-name="ce1">
            <text:p>7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1" table:style-name="ce1">
            <text:p>7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1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2" table:style-name="ce1">
            <text:p>7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1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3" table:style-name="ce1">
            <text:p>7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1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4" table:style-name="ce1">
            <text:p>7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1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5" table:style-name="ce1">
            <text:p>7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6" table:style-name="ce1">
            <text:p>7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7" table:style-name="ce1">
            <text:p>7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18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8" table:style-name="ce1">
            <text:p>7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19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19" table:style-name="ce1">
            <text:p>7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2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0" table:style-name="ce1">
            <text:p>7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2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1" table:style-name="ce1">
            <text:p>7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2" table:style-name="ce1">
            <text:p>7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3" table:style-name="ce1">
            <text:p>7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2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4" table:style-name="ce1">
            <text:p>7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2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5" table:style-name="ce1">
            <text:p>7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2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6" table:style-name="ce1">
            <text:p>7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2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7" table:style-name="ce1">
            <text:p>7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8" table:style-name="ce1">
            <text:p>7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29" table:style-name="ce1">
            <text:p>7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30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0" table:style-name="ce1">
            <text:p>7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31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1" table:style-name="ce1">
            <text:p>7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3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2" table:style-name="ce1">
            <text:p>7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3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3" table:style-name="ce1">
            <text:p>7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4" table:style-name="ce1">
            <text:p>7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5" table:style-name="ce1">
            <text:p>7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3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6" table:style-name="ce1">
            <text:p>7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3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7" table:style-name="ce1">
            <text:p>7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3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8" table:style-name="ce1">
            <text:p>7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3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39" table:style-name="ce1">
            <text:p>7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0" table:style-name="ce1">
            <text:p>7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1" table:style-name="ce1">
            <text:p>7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42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2" table:style-name="ce1">
            <text:p>7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43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3" table:style-name="ce1">
            <text:p>7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4" table:style-name="ce1">
            <text:p>7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5" table:style-name="ce1">
            <text:p>7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6" table:style-name="ce1">
            <text:p>7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7" table:style-name="ce1">
            <text:p>7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4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8" table:style-name="ce1">
            <text:p>7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4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49" table:style-name="ce1">
            <text:p>7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5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0" table:style-name="ce1">
            <text:p>7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5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1" table:style-name="ce1">
            <text:p>7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2" table:style-name="ce1">
            <text:p>7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3" table:style-name="ce1">
            <text:p>7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54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4" table:style-name="ce1">
            <text:p>7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55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5" table:style-name="ce1">
            <text:p>7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6" table:style-name="ce1">
            <text:p>7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5</text:p>
          </table:table-cell>
          <table:table-cell office:value-type="float" office:value="16" table:style-name="ce1">
            <text:p>16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7" table:style-name="ce1">
            <text:p>7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8" table:style-name="ce1">
            <text:p>7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59" table:style-name="ce1">
            <text:p>7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6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0" table:style-name="ce1">
            <text:p>7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6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1" table:style-name="ce1">
            <text:p>7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6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2" table:style-name="ce1">
            <text:p>7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6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3" table:style-name="ce1">
            <text:p>7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4" table:style-name="ce1">
            <text:p>7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5" table:style-name="ce1">
            <text:p>76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66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6" table:style-name="ce1">
            <text:p>76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67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7" table:style-name="ce1">
            <text:p>76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6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8" table:style-name="ce1">
            <text:p>76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16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6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69" table:style-name="ce1">
            <text:p>76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0" table:style-name="ce1">
            <text:p>77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1" table:style-name="ce1">
            <text:p>77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7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2" table:style-name="ce1">
            <text:p>77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3" table:style-name="ce1">
            <text:p>77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4" table:style-name="ce1">
            <text:p>77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75];[Товар.A:.F];5;)" table:style-name="ce1">
            <text:p>0,2</text:p>
          </table:table-cell>
          <table:table-cell table:number-columns-repeated="16376"/>
        </table:table-row>
        <table:table-row table:style-name="ro3" table:visibility="filter">
          <table:table-cell office:value-type="float" office:value="775" table:style-name="ce1">
            <text:p>77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76];[Товар.A:.F];5;)" table:style-name="ce1">
            <text:p>0,5</text:p>
          </table:table-cell>
          <table:table-cell table:number-columns-repeated="16376"/>
        </table:table-row>
        <table:table-row table:style-name="ro3" table:visibility="filter">
          <table:table-cell office:value-type="float" office:value="776" table:style-name="ce1">
            <text:p>77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7" table:style-name="ce1">
            <text:p>77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78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8" table:style-name="ce1">
            <text:p>77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79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79" table:style-name="ce1">
            <text:p>77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8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0" table:style-name="ce1">
            <text:p>78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2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8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1" table:style-name="ce1">
            <text:p>78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2" table:style-name="ce1">
            <text:p>78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3" table:style-name="ce1">
            <text:p>78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4" table:style-name="ce1">
            <text:p>78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5" table:style-name="ce1">
            <text:p>78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8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6" table:style-name="ce1">
            <text:p>78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8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7" table:style-name="ce1">
            <text:p>78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8" table:style-name="ce1">
            <text:p>78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7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789" table:style-name="ce1">
            <text:p>78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90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0" table:style-name="ce1">
            <text:p>79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791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1" table:style-name="ce1">
            <text:p>79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9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2" table:style-name="ce1">
            <text:p>79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3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79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3" table:style-name="ce1">
            <text:p>79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4" table:style-name="ce1">
            <text:p>79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7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5" table:style-name="ce1">
            <text:p>79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9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6" table:style-name="ce1">
            <text:p>79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79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7" table:style-name="ce1">
            <text:p>79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9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8" table:style-name="ce1">
            <text:p>79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79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799" table:style-name="ce1">
            <text:p>79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0" table:style-name="ce1">
            <text:p>80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1" table:style-name="ce1">
            <text:p>80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02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2" table:style-name="ce1">
            <text:p>80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03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3" table:style-name="ce1">
            <text:p>80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0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4" table:style-name="ce1">
            <text:p>80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4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0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5" table:style-name="ce1">
            <text:p>80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6" table:style-name="ce1">
            <text:p>80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7" table:style-name="ce1">
            <text:p>80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0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8" table:style-name="ce1">
            <text:p>80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0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09" table:style-name="ce1">
            <text:p>80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1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0" table:style-name="ce1">
            <text:p>81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1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1" table:style-name="ce1">
            <text:p>81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2" table:style-name="ce1">
            <text:p>81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3" table:style-name="ce1">
            <text:p>81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14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4" table:style-name="ce1">
            <text:p>81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4" table:style-name="ce1">
            <text:p>1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15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5" table:style-name="ce1">
            <text:p>81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1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6" table:style-name="ce1">
            <text:p>81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5</text:p>
          </table:table-cell>
          <table:table-cell office:value-type="float" office:value="16" table:style-name="ce1">
            <text:p>16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7" table:style-name="ce1">
            <text:p>81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8" table:style-name="ce1">
            <text:p>81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19" table:style-name="ce1">
            <text:p>81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2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0" table:style-name="ce1">
            <text:p>82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3" table:style-name="ce1">
            <text:p>3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2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1" table:style-name="ce1">
            <text:p>82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2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2" table:style-name="ce1">
            <text:p>82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2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3" table:style-name="ce1">
            <text:p>82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4" table:style-name="ce1">
            <text:p>82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5" table:style-name="ce1">
            <text:p>82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26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6" table:style-name="ce1">
            <text:p>82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4" table:style-name="ce1">
            <text:p>14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27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7" table:style-name="ce1">
            <text:p>82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2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8" table:style-name="ce1">
            <text:p>82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6</text:p>
          </table:table-cell>
          <table:table-cell office:value-type="float" office:value="16" table:style-name="ce1">
            <text:p>1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2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29" table:style-name="ce1">
            <text:p>82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0" table:style-name="ce1">
            <text:p>83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1" table:style-name="ce1">
            <text:p>83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3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2" table:style-name="ce1">
            <text:p>83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3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3" table:style-name="ce1">
            <text:p>83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3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4" table:style-name="ce1">
            <text:p>83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3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5" table:style-name="ce1">
            <text:p>83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6" table:style-name="ce1">
            <text:p>83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7" table:style-name="ce1">
            <text:p>83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38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8" table:style-name="ce1">
            <text:p>83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39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39" table:style-name="ce1">
            <text:p>83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4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0" table:style-name="ce1">
            <text:p>84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7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41];[Товар.A:.F];5;)" table:style-name="ce1">
            <text:p>0,2</text:p>
          </table:table-cell>
          <table:table-cell table:number-columns-repeated="16376"/>
        </table:table-row>
        <table:table-row table:style-name="ro4" table:visibility="filter">
          <table:table-cell office:value-type="float" office:value="841" table:style-name="ce1">
            <text:p>84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42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842" table:style-name="ce1">
            <text:p>84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3" table:style-name="ce1">
            <text:p>84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4" table:style-name="ce1">
            <text:p>84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3" table:style-name="ce1">
            <text:p>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5" table:style-name="ce1">
            <text:p>84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4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6" table:style-name="ce1">
            <text:p>84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4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7" table:style-name="ce1">
            <text:p>84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8" table:style-name="ce1">
            <text:p>84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49" table:style-name="ce1">
            <text:p>84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50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0" table:style-name="ce1">
            <text:p>85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4" table:style-name="ce1">
            <text:p>14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51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1" table:style-name="ce1">
            <text:p>85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5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2" table:style-name="ce1">
            <text:p>85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8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5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3" table:style-name="ce1">
            <text:p>85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4" table:style-name="ce1">
            <text:p>85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57" table:style-name="ce1">
            <text:p>57</text:p>
          </table:table-cell>
          <table:table-cell office:value-type="float" office:value="1" table:formula="of:=VLOOKUP([.D8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5" table:style-name="ce1">
            <text:p>855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6" table:style-name="ce1">
            <text:p>856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0.2" table:formula="of:=VLOOKUP([.D8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7" table:style-name="ce1">
            <text:p>857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8" table:style-name="ce1">
            <text:p>858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8" table:style-name="ce1">
            <text:p>38</text:p>
          </table:table-cell>
          <table:table-cell office:value-type="float" office:value="0.2" table:formula="of:=VLOOKUP([.D8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59" table:style-name="ce1">
            <text:p>859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0" table:style-name="ce1">
            <text:p>860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8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1" table:style-name="ce1">
            <text:p>861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62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2" table:style-name="ce1">
            <text:p>862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4" table:style-name="ce1">
            <text:p>1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30" table:style-name="ce1">
            <text:p>30</text:p>
          </table:table-cell>
          <table:table-cell office:value-type="float" office:value="0.1" table:formula="of:=VLOOKUP([.D863];[Товар.A:.F];5;)" table:style-name="ce1">
            <text:p>0,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3" table:style-name="ce1">
            <text:p>863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6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4" table:style-name="ce1">
            <text:p>864</text:p>
          </table:table-cell>
          <table:table-cell office:value-type="date" office:date-value="2021-06-02T00:00:00" table:style-name="ce3">
            <text:p>02.06.2021</text:p>
          </table:table-cell>
          <table:table-cell office:value-type="string" table:style-name="ce1">
            <text:p>M9</text:p>
          </table:table-cell>
          <table:table-cell office:value-type="float" office:value="16" table:style-name="ce1">
            <text:p>1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2" table:formula="of:=VLOOKUP([.D86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5" table:style-name="ce1">
            <text:p>8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8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6" table:style-name="ce1">
            <text:p>8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8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7" table:style-name="ce1">
            <text:p>8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8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8" table:style-name="ce1">
            <text:p>8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8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69" table:style-name="ce1">
            <text:p>8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8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0" table:style-name="ce1">
            <text:p>8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8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1" table:style-name="ce1">
            <text:p>8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8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2" table:style-name="ce1">
            <text:p>8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8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3" table:style-name="ce1">
            <text:p>8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8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4" table:style-name="ce1">
            <text:p>8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8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5" table:style-name="ce1">
            <text:p>8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8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6" table:style-name="ce1">
            <text:p>8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8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7" table:style-name="ce1">
            <text:p>8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8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8" table:style-name="ce1">
            <text:p>8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8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79" table:style-name="ce1">
            <text:p>8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8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0" table:style-name="ce1">
            <text:p>8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8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1" table:style-name="ce1">
            <text:p>8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8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2" table:style-name="ce1">
            <text:p>8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8" table:style-name="ce1">
            <text:p>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8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3" table:style-name="ce1">
            <text:p>8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8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4" table:style-name="ce1">
            <text:p>8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8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5" table:style-name="ce1">
            <text:p>8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8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6" table:style-name="ce1">
            <text:p>8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8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7" table:style-name="ce1">
            <text:p>8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8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8" table:style-name="ce1">
            <text:p>8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8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89" table:style-name="ce1">
            <text:p>8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8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0" table:style-name="ce1">
            <text:p>8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8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1" table:style-name="ce1">
            <text:p>8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8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2" table:style-name="ce1">
            <text:p>8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8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3" table:style-name="ce1">
            <text:p>8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8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4" table:style-name="ce1">
            <text:p>8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7" table:style-name="ce1">
            <text:p>1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8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5" table:style-name="ce1">
            <text:p>8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8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6" table:style-name="ce1">
            <text:p>8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8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7" table:style-name="ce1">
            <text:p>8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8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8" table:style-name="ce1">
            <text:p>8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8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899" table:style-name="ce1">
            <text:p>8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0" table:style-name="ce1">
            <text:p>9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1" table:style-name="ce1">
            <text:p>9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0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2" table:style-name="ce1">
            <text:p>9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0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3" table:style-name="ce1">
            <text:p>9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0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4" table:style-name="ce1">
            <text:p>9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0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5" table:style-name="ce1">
            <text:p>9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6" table:style-name="ce1">
            <text:p>9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7" table:style-name="ce1">
            <text:p>9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8" table:style-name="ce1">
            <text:p>9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09" table:style-name="ce1">
            <text:p>9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0" table:style-name="ce1">
            <text:p>9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1" table:style-name="ce1">
            <text:p>9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2" table:style-name="ce1">
            <text:p>9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3" table:style-name="ce1">
            <text:p>9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4" table:style-name="ce1">
            <text:p>9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5" table:style-name="ce1">
            <text:p>9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1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6" table:style-name="ce1">
            <text:p>9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1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7" table:style-name="ce1">
            <text:p>9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8" table:style-name="ce1">
            <text:p>9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19" table:style-name="ce1">
            <text:p>9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0" table:style-name="ce1">
            <text:p>9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0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1" table:style-name="ce1">
            <text:p>9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2" table:style-name="ce1">
            <text:p>9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3" table:style-name="ce1">
            <text:p>9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4" table:style-name="ce1">
            <text:p>9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5" table:style-name="ce1">
            <text:p>9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6" table:style-name="ce1">
            <text:p>9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7" table:style-name="ce1">
            <text:p>9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8" table:style-name="ce1">
            <text:p>9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29" table:style-name="ce1">
            <text:p>9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0" table:style-name="ce1">
            <text:p>9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2" table:style-name="ce1">
            <text:p>2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1" table:style-name="ce1">
            <text:p>9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2" table:style-name="ce1">
            <text:p>9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33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933" table:style-name="ce1">
            <text:p>9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34];[Товар.A:.F];5;)" table:style-name="ce1">
            <text:p>1</text:p>
          </table:table-cell>
          <table:table-cell table:number-columns-repeated="16376"/>
        </table:table-row>
        <table:table-row table:style-name="ro4" table:visibility="filter">
          <table:table-cell office:value-type="float" office:value="934" table:style-name="ce1">
            <text:p>9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5" table:style-name="ce1">
            <text:p>3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5" table:style-name="ce1">
            <text:p>9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6" table:style-name="ce1">
            <text:p>9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7" table:style-name="ce1">
            <text:p>3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7" table:style-name="ce1">
            <text:p>9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8" table:style-name="ce1">
            <text:p>9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39" table:style-name="ce1">
            <text:p>9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0" table:style-name="ce1">
            <text:p>9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39" table:style-name="ce1">
            <text:p>3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1" table:style-name="ce1">
            <text:p>9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4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2" table:style-name="ce1">
            <text:p>9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3" table:style-name="ce1">
            <text:p>9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4" table:style-name="ce1">
            <text:p>9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5" table:style-name="ce1">
            <text:p>9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6" table:style-name="ce1">
            <text:p>9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7" table:style-name="ce1">
            <text:p>9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8" table:style-name="ce1">
            <text:p>9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49" table:style-name="ce1">
            <text:p>9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0" table:style-name="ce1">
            <text:p>9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7" table:style-name="ce1">
            <text:p>1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1" table:style-name="ce1">
            <text:p>9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2" table:style-name="ce1">
            <text:p>9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3" table:style-name="ce1">
            <text:p>9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4" table:style-name="ce1">
            <text:p>9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5" table:style-name="ce1">
            <text:p>9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6" table:style-name="ce1">
            <text:p>9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7" table:style-name="ce1">
            <text:p>9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8" table:style-name="ce1">
            <text:p>9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59" table:style-name="ce1">
            <text:p>9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0" table:style-name="ce1">
            <text:p>9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6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1" table:style-name="ce1">
            <text:p>9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2" table:style-name="ce1">
            <text:p>9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3" table:style-name="ce1">
            <text:p>9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4" table:style-name="ce1">
            <text:p>9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5" table:style-name="ce1">
            <text:p>9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6" table:style-name="ce1">
            <text:p>9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7" table:style-name="ce1">
            <text:p>9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8" table:style-name="ce1">
            <text:p>9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39" table:style-name="ce1">
            <text:p>39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69" table:style-name="ce1">
            <text:p>9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0" table:style-name="ce1">
            <text:p>9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1" table:style-name="ce1">
            <text:p>9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2" table:style-name="ce1">
            <text:p>9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9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3" table:style-name="ce1">
            <text:p>9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4" table:style-name="ce1">
            <text:p>9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9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5" table:style-name="ce1">
            <text:p>9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6" table:style-name="ce1">
            <text:p>9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9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7" table:style-name="ce1">
            <text:p>9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8" table:style-name="ce1">
            <text:p>9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9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79" table:style-name="ce1">
            <text:p>9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0" table:style-name="ce1">
            <text:p>9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9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1" table:style-name="ce1">
            <text:p>9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2" table:style-name="ce1">
            <text:p>9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9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3" table:style-name="ce1">
            <text:p>9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4" table:style-name="ce1">
            <text:p>9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1" table:style-name="ce1">
            <text:p>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9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5" table:style-name="ce1">
            <text:p>9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6" table:style-name="ce1">
            <text:p>9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9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7" table:style-name="ce1">
            <text:p>9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8" table:style-name="ce1">
            <text:p>9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9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89" table:style-name="ce1">
            <text:p>9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0" table:style-name="ce1">
            <text:p>9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9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1" table:style-name="ce1">
            <text:p>9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2" table:style-name="ce1">
            <text:p>9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9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3" table:style-name="ce1">
            <text:p>9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4" table:style-name="ce1">
            <text:p>9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9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5" table:style-name="ce1">
            <text:p>9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6" table:style-name="ce1">
            <text:p>9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39" table:style-name="ce1">
            <text:p>3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9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7" table:style-name="ce1">
            <text:p>9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8" table:style-name="ce1">
            <text:p>9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9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999" table:style-name="ce1">
            <text:p>9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0" table:style-name="ce1">
            <text:p>10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1" table:style-name="ce1">
            <text:p>10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2" table:style-name="ce1">
            <text:p>10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3" table:style-name="ce1">
            <text:p>10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4" table:style-name="ce1">
            <text:p>10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5" table:style-name="ce1">
            <text:p>10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6" table:style-name="ce1">
            <text:p>10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7" table:style-name="ce1">
            <text:p>10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8" table:style-name="ce1">
            <text:p>10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09" table:style-name="ce1">
            <text:p>10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0" table:style-name="ce1">
            <text:p>10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1" table:style-name="ce1">
            <text:p>10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2" table:style-name="ce1">
            <text:p>10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3" table:style-name="ce1">
            <text:p>10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4" table:style-name="ce1">
            <text:p>10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5" table:style-name="ce1">
            <text:p>10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1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6" table:style-name="ce1">
            <text:p>10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1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7" table:style-name="ce1">
            <text:p>10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8" table:style-name="ce1">
            <text:p>10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19" table:style-name="ce1">
            <text:p>10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0" table:style-name="ce1">
            <text:p>10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1" table:style-name="ce1">
            <text:p>10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2" table:style-name="ce1">
            <text:p>10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3" table:style-name="ce1">
            <text:p>10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4" table:style-name="ce1">
            <text:p>10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39" table:style-name="ce1">
            <text:p>39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5" table:style-name="ce1">
            <text:p>10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6" table:style-name="ce1">
            <text:p>10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7" table:style-name="ce1">
            <text:p>10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8" table:style-name="ce1">
            <text:p>10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29" table:style-name="ce1">
            <text:p>10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0" table:style-name="ce1">
            <text:p>10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1" table:style-name="ce1">
            <text:p>10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2" table:style-name="ce1">
            <text:p>10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4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3" table:style-name="ce1">
            <text:p>10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4" table:style-name="ce1">
            <text:p>10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5" table:style-name="ce1">
            <text:p>10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3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6" table:style-name="ce1">
            <text:p>10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3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7" table:style-name="ce1">
            <text:p>10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3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8" table:style-name="ce1">
            <text:p>10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3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39" table:style-name="ce1">
            <text:p>10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0" table:style-name="ce1">
            <text:p>10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1" table:style-name="ce1">
            <text:p>10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4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2" table:style-name="ce1">
            <text:p>10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2" table:style-name="ce1">
            <text:p>22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3" table:style-name="ce1">
            <text:p>10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4" table:style-name="ce1">
            <text:p>10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5" table:style-name="ce1">
            <text:p>10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6" table:style-name="ce1">
            <text:p>10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7" table:style-name="ce1">
            <text:p>10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8" table:style-name="ce1">
            <text:p>10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7" table:style-name="ce1">
            <text:p>37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49" table:style-name="ce1">
            <text:p>10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0" table:style-name="ce1">
            <text:p>10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1" table:style-name="ce1">
            <text:p>10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2" table:style-name="ce1">
            <text:p>10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3" table:style-name="ce1">
            <text:p>10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4" table:style-name="ce1">
            <text:p>10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5" table:style-name="ce1">
            <text:p>10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6" table:style-name="ce1">
            <text:p>10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57" table:style-name="ce1">
            <text:p>10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58];[Товар.A:.F];5;)" table:style-name="ce1">
            <text:p>0,5</text:p>
          </table:table-cell>
          <table:table-cell table:number-columns-repeated="16376"/>
        </table:table-row>
        <table:table-row table:style-name="ro5" table:visibility="filter">
          <table:table-cell office:value-type="float" office:value="1058" table:style-name="ce1">
            <text:p>10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59];[Товар.A:.F];5;)" table:style-name="ce1">
            <text:p>0,5</text:p>
          </table:table-cell>
          <table:table-cell table:number-columns-repeated="16376"/>
        </table:table-row>
        <table:table-row table:style-name="ro5" table:visibility="filter">
          <table:table-cell office:value-type="float" office:value="1059" table:style-name="ce1">
            <text:p>10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0" table:style-name="ce1">
            <text:p>10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5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1" table:style-name="ce1">
            <text:p>10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2" table:style-name="ce1">
            <text:p>10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3" table:style-name="ce1">
            <text:p>10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4" table:style-name="ce1">
            <text:p>10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5" table:style-name="ce1">
            <text:p>10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6" table:style-name="ce1">
            <text:p>10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7" table:style-name="ce1">
            <text:p>10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8" table:style-name="ce1">
            <text:p>10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69" table:style-name="ce1">
            <text:p>10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0" table:style-name="ce1">
            <text:p>10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1" table:style-name="ce1">
            <text:p>10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2" table:style-name="ce1">
            <text:p>10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0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3" table:style-name="ce1">
            <text:p>10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4" table:style-name="ce1">
            <text:p>10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0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5" table:style-name="ce1">
            <text:p>10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6" table:style-name="ce1">
            <text:p>10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7" table:style-name="ce1">
            <text:p>37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0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7" table:style-name="ce1">
            <text:p>10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8" table:style-name="ce1">
            <text:p>10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8" table:style-name="ce1">
            <text:p>3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0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79" table:style-name="ce1">
            <text:p>10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0" table:style-name="ce1">
            <text:p>10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39" table:style-name="ce1">
            <text:p>39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0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1" table:style-name="ce1">
            <text:p>10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2" table:style-name="ce1">
            <text:p>10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0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3" table:style-name="ce1">
            <text:p>10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4" table:style-name="ce1">
            <text:p>10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0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5" table:style-name="ce1">
            <text:p>10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6" table:style-name="ce1">
            <text:p>10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0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7" table:style-name="ce1">
            <text:p>10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8" table:style-name="ce1">
            <text:p>10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1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0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89" table:style-name="ce1">
            <text:p>10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0" table:style-name="ce1">
            <text:p>10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0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1" table:style-name="ce1">
            <text:p>10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2" table:style-name="ce1">
            <text:p>10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0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3" table:style-name="ce1">
            <text:p>10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4" table:style-name="ce1">
            <text:p>10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0" table:style-name="ce1">
            <text:p>2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0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5" table:style-name="ce1">
            <text:p>10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6" table:style-name="ce1">
            <text:p>10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0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7" table:style-name="ce1">
            <text:p>10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8" table:style-name="ce1">
            <text:p>10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2" table:style-name="ce1">
            <text:p>22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0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099" table:style-name="ce1">
            <text:p>10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0" table:style-name="ce1">
            <text:p>11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1" table:style-name="ce1">
            <text:p>11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0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2" table:style-name="ce1">
            <text:p>11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0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3" table:style-name="ce1">
            <text:p>11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4" table:style-name="ce1">
            <text:p>11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7" table:style-name="ce1">
            <text:p>3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5" table:style-name="ce1">
            <text:p>11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6" table:style-name="ce1">
            <text:p>11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8" table:style-name="ce1">
            <text:p>38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7" table:style-name="ce1">
            <text:p>11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8" table:style-name="ce1">
            <text:p>11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39" table:style-name="ce1">
            <text:p>3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09" table:style-name="ce1">
            <text:p>11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0" table:style-name="ce1">
            <text:p>11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1" table:style-name="ce1">
            <text:p>11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2" table:style-name="ce1">
            <text:p>11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3" table:style-name="ce1">
            <text:p>11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4" table:style-name="ce1">
            <text:p>11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5" table:style-name="ce1">
            <text:p>11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6" table:style-name="ce1">
            <text:p>11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2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7" table:style-name="ce1">
            <text:p>11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8" table:style-name="ce1">
            <text:p>11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19" table:style-name="ce1">
            <text:p>11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0" table:style-name="ce1">
            <text:p>11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1" table:style-name="ce1">
            <text:p>11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2" table:style-name="ce1">
            <text:p>11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3" table:style-name="ce1">
            <text:p>11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4" table:style-name="ce1">
            <text:p>11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5" table:style-name="ce1">
            <text:p>11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2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6" table:style-name="ce1">
            <text:p>11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2" table:style-name="ce1">
            <text:p>2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2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7" table:style-name="ce1">
            <text:p>11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8" table:style-name="ce1">
            <text:p>11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29" table:style-name="ce1">
            <text:p>11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0" table:style-name="ce1">
            <text:p>11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1" table:style-name="ce1">
            <text:p>11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2" table:style-name="ce1">
            <text:p>11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3" table:style-name="ce1">
            <text:p>11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4" table:style-name="ce1">
            <text:p>11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5" table:style-name="ce1">
            <text:p>11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6" table:style-name="ce1">
            <text:p>11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7" table:style-name="ce1">
            <text:p>11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3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8" table:style-name="ce1">
            <text:p>11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3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39" table:style-name="ce1">
            <text:p>11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0" table:style-name="ce1">
            <text:p>11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1" table:style-name="ce1">
            <text:p>11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2" table:style-name="ce1">
            <text:p>11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3" table:style-name="ce1">
            <text:p>11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4" table:style-name="ce1">
            <text:p>11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3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5" table:style-name="ce1">
            <text:p>11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6" table:style-name="ce1">
            <text:p>11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7" table:style-name="ce1">
            <text:p>11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4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8" table:style-name="ce1">
            <text:p>11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4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49" table:style-name="ce1">
            <text:p>11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0" table:style-name="ce1">
            <text:p>11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1" table:style-name="ce1">
            <text:p>11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2" table:style-name="ce1">
            <text:p>11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3" table:style-name="ce1">
            <text:p>11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5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4" table:style-name="ce1">
            <text:p>11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5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5" table:style-name="ce1">
            <text:p>11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6" table:style-name="ce1">
            <text:p>11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7" table:style-name="ce1">
            <text:p>11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8" table:style-name="ce1">
            <text:p>11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59" table:style-name="ce1">
            <text:p>11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0" table:style-name="ce1">
            <text:p>11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7" table:style-name="ce1">
            <text:p>37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1" table:style-name="ce1">
            <text:p>11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2" table:style-name="ce1">
            <text:p>11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8" table:style-name="ce1">
            <text:p>38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3" table:style-name="ce1">
            <text:p>11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4" table:style-name="ce1">
            <text:p>11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39" table:style-name="ce1">
            <text:p>39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5" table:style-name="ce1">
            <text:p>11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6" table:style-name="ce1">
            <text:p>11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7" table:style-name="ce1">
            <text:p>11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8" table:style-name="ce1">
            <text:p>11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69" table:style-name="ce1">
            <text:p>11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0" table:style-name="ce1">
            <text:p>11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1" table:style-name="ce1">
            <text:p>11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2" table:style-name="ce1">
            <text:p>11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4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1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3" table:style-name="ce1">
            <text:p>11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7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4" table:style-name="ce1">
            <text:p>11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17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5" table:style-name="ce1">
            <text:p>11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6" table:style-name="ce1">
            <text:p>11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1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7" table:style-name="ce1">
            <text:p>11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8" table:style-name="ce1">
            <text:p>11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1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79" table:style-name="ce1">
            <text:p>11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0" table:style-name="ce1">
            <text:p>11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1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1" table:style-name="ce1">
            <text:p>11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8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2" table:style-name="ce1">
            <text:p>11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18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3" table:style-name="ce1">
            <text:p>11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4" table:style-name="ce1">
            <text:p>11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1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5" table:style-name="ce1">
            <text:p>11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6" table:style-name="ce1">
            <text:p>11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1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7" table:style-name="ce1">
            <text:p>11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8" table:style-name="ce1">
            <text:p>11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7" table:style-name="ce1">
            <text:p>37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1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89" table:style-name="ce1">
            <text:p>11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0" table:style-name="ce1">
            <text:p>11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8" table:style-name="ce1">
            <text:p>38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1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1" table:style-name="ce1">
            <text:p>11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2" table:style-name="ce1">
            <text:p>11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39" table:style-name="ce1">
            <text:p>3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1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3" table:style-name="ce1">
            <text:p>11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4" table:style-name="ce1">
            <text:p>11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1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5" table:style-name="ce1">
            <text:p>11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6" table:style-name="ce1">
            <text:p>11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1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7" table:style-name="ce1">
            <text:p>11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8" table:style-name="ce1">
            <text:p>11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1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199" table:style-name="ce1">
            <text:p>11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0" table:style-name="ce1">
            <text:p>12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5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1" table:style-name="ce1">
            <text:p>12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0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2" table:style-name="ce1">
            <text:p>12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0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3" table:style-name="ce1">
            <text:p>12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0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4" table:style-name="ce1">
            <text:p>12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0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5" table:style-name="ce1">
            <text:p>12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6" table:style-name="ce1">
            <text:p>12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7" table:style-name="ce1">
            <text:p>12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8" table:style-name="ce1">
            <text:p>12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09" table:style-name="ce1">
            <text:p>12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1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0" table:style-name="ce1">
            <text:p>12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1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1" table:style-name="ce1">
            <text:p>12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1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2" table:style-name="ce1">
            <text:p>12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1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3" table:style-name="ce1">
            <text:p>121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1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4" table:style-name="ce1">
            <text:p>121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1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5" table:style-name="ce1">
            <text:p>121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6" table:style-name="ce1">
            <text:p>121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7" table:style-name="ce1">
            <text:p>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7" table:style-name="ce1">
            <text:p>121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8" table:style-name="ce1">
            <text:p>121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8" table:style-name="ce1">
            <text:p>38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19" table:style-name="ce1">
            <text:p>121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0" table:style-name="ce1">
            <text:p>122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39" table:style-name="ce1">
            <text:p>39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1" table:style-name="ce1">
            <text:p>122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2" table:style-name="ce1">
            <text:p>122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3" table:style-name="ce1">
            <text:p>122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2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4" table:style-name="ce1">
            <text:p>122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2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5" table:style-name="ce1">
            <text:p>122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6" table:style-name="ce1">
            <text:p>122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7" table:style-name="ce1">
            <text:p>122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8" table:style-name="ce1">
            <text:p>122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6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29" table:style-name="ce1">
            <text:p>122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3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0" table:style-name="ce1">
            <text:p>123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3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1" table:style-name="ce1">
            <text:p>123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2" table:style-name="ce1">
            <text:p>123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3" table:style-name="ce1">
            <text:p>123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4" table:style-name="ce1">
            <text:p>123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5" table:style-name="ce1">
            <text:p>123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3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6" table:style-name="ce1">
            <text:p>123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3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7" table:style-name="ce1">
            <text:p>123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3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8" table:style-name="ce1">
            <text:p>123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3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39" table:style-name="ce1">
            <text:p>123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0" table:style-name="ce1">
            <text:p>124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1" table:style-name="ce1">
            <text:p>124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4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2" table:style-name="ce1">
            <text:p>124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4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3" table:style-name="ce1">
            <text:p>124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4" table:style-name="ce1">
            <text:p>124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5" table:style-name="ce1">
            <text:p>124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6" table:style-name="ce1">
            <text:p>124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7" table:style-name="ce1">
            <text:p>124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8" table:style-name="ce1">
            <text:p>124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39" table:style-name="ce1">
            <text:p>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49" table:style-name="ce1">
            <text:p>124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0" table:style-name="ce1">
            <text:p>125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1" table:style-name="ce1">
            <text:p>125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2" table:style-name="ce1">
            <text:p>125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3" table:style-name="ce1">
            <text:p>125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4" table:style-name="ce1">
            <text:p>125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5" table:style-name="ce1">
            <text:p>125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6" table:style-name="ce1">
            <text:p>125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7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7" table:style-name="ce1">
            <text:p>125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5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8" table:style-name="ce1">
            <text:p>125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5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59" table:style-name="ce1">
            <text:p>125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0" table:style-name="ce1">
            <text:p>126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6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1" table:style-name="ce1">
            <text:p>126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2" table:style-name="ce1">
            <text:p>126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3" table:style-name="ce1">
            <text:p>126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4" table:style-name="ce1">
            <text:p>126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5" table:style-name="ce1">
            <text:p>126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6" table:style-name="ce1">
            <text:p>126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7" table:style-name="ce1">
            <text:p>126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6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8" table:style-name="ce1">
            <text:p>126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6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69" table:style-name="ce1">
            <text:p>126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7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0" table:style-name="ce1">
            <text:p>127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7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1" table:style-name="ce1">
            <text:p>127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2" table:style-name="ce1">
            <text:p>127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7" table:style-name="ce1">
            <text:p>37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2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3" table:style-name="ce1">
            <text:p>127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4" table:style-name="ce1">
            <text:p>127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8" table:style-name="ce1">
            <text:p>3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2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5" table:style-name="ce1">
            <text:p>127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6" table:style-name="ce1">
            <text:p>127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39" table:style-name="ce1">
            <text:p>39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2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7" table:style-name="ce1">
            <text:p>127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8" table:style-name="ce1">
            <text:p>127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2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79" table:style-name="ce1">
            <text:p>127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0" table:style-name="ce1">
            <text:p>128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2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1" table:style-name="ce1">
            <text:p>128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82];[Товар.A:.F];5;)" table:style-name="ce1">
            <text:p>0,5</text:p>
          </table:table-cell>
          <table:table-cell table:number-columns-repeated="16376"/>
        </table:table-row>
        <table:table-row table:style-name="ro4" table:visibility="filter">
          <table:table-cell office:value-type="float" office:value="1282" table:style-name="ce1">
            <text:p>128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283];[Товар.A:.F];5;)" table:style-name="ce1">
            <text:p>0,5</text:p>
          </table:table-cell>
          <table:table-cell table:number-columns-repeated="16376"/>
        </table:table-row>
        <table:table-row table:style-name="ro4" table:visibility="filter">
          <table:table-cell office:value-type="float" office:value="1283" table:style-name="ce1">
            <text:p>128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4" table:style-name="ce1">
            <text:p>128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8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2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5" table:style-name="ce1">
            <text:p>128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8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6" table:style-name="ce1">
            <text:p>128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1" table:formula="of:=VLOOKUP([.D128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7" table:style-name="ce1">
            <text:p>128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8" table:style-name="ce1">
            <text:p>128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1" table:formula="of:=VLOOKUP([.D12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89" table:style-name="ce1">
            <text:p>128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0" table:style-name="ce1">
            <text:p>129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0" table:style-name="ce1">
            <text:p>80</text:p>
          </table:table-cell>
          <table:table-cell office:value-type="float" office:value="1" table:formula="of:=VLOOKUP([.D12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1" table:style-name="ce1">
            <text:p>129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2" table:style-name="ce1">
            <text:p>129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05" table:style-name="ce1">
            <text:p>105</text:p>
          </table:table-cell>
          <table:table-cell office:value-type="float" office:value="1" table:formula="of:=VLOOKUP([.D12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3" table:style-name="ce1">
            <text:p>129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4" table:style-name="ce1">
            <text:p>129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2" table:style-name="ce1">
            <text:p>2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Продажа</text:p>
          </table:table-cell>
          <table:table-cell office:value-type="float" office:value="115" table:style-name="ce1">
            <text:p>115</text:p>
          </table:table-cell>
          <table:table-cell office:value-type="float" office:value="1" table:formula="of:=VLOOKUP([.D12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5" table:style-name="ce1">
            <text:p>129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6" table:style-name="ce1">
            <text:p>129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2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7" table:style-name="ce1">
            <text:p>129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9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8" table:style-name="ce1">
            <text:p>129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1" table:formula="of:=VLOOKUP([.D129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299" table:style-name="ce1">
            <text:p>129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3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0" table:style-name="ce1">
            <text:p>130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7" table:style-name="ce1">
            <text:p>3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13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1" table:style-name="ce1">
            <text:p>130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3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2" table:style-name="ce1">
            <text:p>130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5" table:formula="of:=VLOOKUP([.D13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3" table:style-name="ce1">
            <text:p>1303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3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4" table:style-name="ce1">
            <text:p>1304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39" table:style-name="ce1">
            <text:p>39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Продажа</text:p>
          </table:table-cell>
          <table:table-cell office:value-type="float" office:value="95" table:style-name="ce1">
            <text:p>95</text:p>
          </table:table-cell>
          <table:table-cell office:value-type="float" office:value="0.5" table:formula="of:=VLOOKUP([.D13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5" table:style-name="ce1">
            <text:p>1305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3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6" table:style-name="ce1">
            <text:p>1306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5" table:style-name="ce1">
            <text:p>15</text:p>
          </table:table-cell>
          <table:table-cell office:value-type="float" office:value="1" table:formula="of:=VLOOKUP([.D13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7" table:style-name="ce1">
            <text:p>1307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3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8" table:style-name="ce1">
            <text:p>1308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35" table:style-name="ce1">
            <text:p>35</text:p>
          </table:table-cell>
          <table:table-cell office:value-type="float" office:value="1" table:formula="of:=VLOOKUP([.D13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09" table:style-name="ce1">
            <text:p>1309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3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0" table:style-name="ce1">
            <text:p>1310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90" table:style-name="ce1">
            <text:p>90</text:p>
          </table:table-cell>
          <table:table-cell office:value-type="float" office:value="0.5" table:formula="of:=VLOOKUP([.D13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1" table:style-name="ce1">
            <text:p>1311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3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2" table:style-name="ce1">
            <text:p>1312</text:p>
          </table:table-cell>
          <table:table-cell office:value-type="date" office:date-value="2021-06-03T00:00:00" table:style-name="ce3">
            <text:p>03.06.2021</text:p>
          </table:table-cell>
          <table:table-cell office:value-type="string" table:style-name="ce1">
            <text:p>M9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40" table:style-name="ce1">
            <text:p>40</text:p>
          </table:table-cell>
          <table:table-cell office:value-type="float" office:value="0.5" table:formula="of:=VLOOKUP([.D13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3" table:style-name="ce1">
            <text:p>131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4" table:style-name="ce1">
            <text:p>131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5" table:style-name="ce1">
            <text:p>131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6" table:style-name="ce1">
            <text:p>131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7" table:style-name="ce1">
            <text:p>131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8" table:style-name="ce1">
            <text:p>131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1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19" table:style-name="ce1">
            <text:p>131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0" table:style-name="ce1">
            <text:p>132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1" table:style-name="ce1">
            <text:p>132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2" table:style-name="ce1">
            <text:p>132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3" table:style-name="ce1">
            <text:p>132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4" table:style-name="ce1">
            <text:p>132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5" table:style-name="ce1">
            <text:p>132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6" table:style-name="ce1">
            <text:p>132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7" table:style-name="ce1">
            <text:p>132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8" table:style-name="ce1">
            <text:p>132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2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29" table:style-name="ce1">
            <text:p>132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0" table:style-name="ce1">
            <text:p>133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1" table:style-name="ce1">
            <text:p>133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2" table:style-name="ce1">
            <text:p>133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3" table:style-name="ce1">
            <text:p>133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4" table:style-name="ce1">
            <text:p>133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5" table:style-name="ce1">
            <text:p>1335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6" table:style-name="ce1">
            <text:p>1336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7" table:style-name="ce1">
            <text:p>1337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8" table:style-name="ce1">
            <text:p>1338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3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39" table:style-name="ce1">
            <text:p>1339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0" table:style-name="ce1">
            <text:p>1340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1" table:style-name="ce1">
            <text:p>1341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2" table:style-name="ce1">
            <text:p>1342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3" table:style-name="ce1">
            <text:p>1343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4" table:style-name="ce1">
            <text:p>1344</text:p>
          </table:table-cell>
          <table:table-cell office:value-type="date" office:date-value="2021-06-04T00:00:00" table:style-name="ce3">
            <text:p>04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134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5" table:style-name="ce1">
            <text:p>13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3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6" table:style-name="ce1">
            <text:p>13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3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7" table:style-name="ce1">
            <text:p>13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8" table:style-name="ce1">
            <text:p>13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49" table:style-name="ce1">
            <text:p>13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3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0" table:style-name="ce1">
            <text:p>13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12" table:style-name="ce1">
            <text:p>1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3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1" table:style-name="ce1">
            <text:p>13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3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2" table:style-name="ce1">
            <text:p>13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3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3" table:style-name="ce1">
            <text:p>13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4" table:style-name="ce1">
            <text:p>13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5" table:style-name="ce1">
            <text:p>13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35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6" table:style-name="ce1">
            <text:p>13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35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7" table:style-name="ce1">
            <text:p>13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3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8" table:style-name="ce1">
            <text:p>13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3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59" table:style-name="ce1">
            <text:p>13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3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0" table:style-name="ce1">
            <text:p>13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3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1" table:style-name="ce1">
            <text:p>13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2" table:style-name="ce1">
            <text:p>13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3" table:style-name="ce1">
            <text:p>13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3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4" table:style-name="ce1">
            <text:p>13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3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5" table:style-name="ce1">
            <text:p>13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6" table:style-name="ce1">
            <text:p>13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7" table:style-name="ce1">
            <text:p>13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3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8" table:style-name="ce1">
            <text:p>13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3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69" table:style-name="ce1">
            <text:p>13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3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0" table:style-name="ce1">
            <text:p>13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3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1" table:style-name="ce1">
            <text:p>13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3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2" table:style-name="ce1">
            <text:p>13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3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3" table:style-name="ce1">
            <text:p>13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3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4" table:style-name="ce1">
            <text:p>13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3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5" table:style-name="ce1">
            <text:p>13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3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6" table:style-name="ce1">
            <text:p>13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3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7" table:style-name="ce1">
            <text:p>13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3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8" table:style-name="ce1">
            <text:p>13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3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79" table:style-name="ce1">
            <text:p>13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3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0" table:style-name="ce1">
            <text:p>13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3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1" table:style-name="ce1">
            <text:p>13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3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2" table:style-name="ce1">
            <text:p>13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3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3" table:style-name="ce1">
            <text:p>13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38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4" table:style-name="ce1">
            <text:p>13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38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5" table:style-name="ce1">
            <text:p>13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38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6" table:style-name="ce1">
            <text:p>13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38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7" table:style-name="ce1">
            <text:p>13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8" table:style-name="ce1">
            <text:p>13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89" table:style-name="ce1">
            <text:p>13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3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0" table:style-name="ce1">
            <text:p>13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2" table:style-name="ce1">
            <text:p>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3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1" table:style-name="ce1">
            <text:p>13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2" table:style-name="ce1">
            <text:p>13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3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3" table:style-name="ce1">
            <text:p>13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3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4" table:style-name="ce1">
            <text:p>13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3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5" table:style-name="ce1">
            <text:p>13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3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6" table:style-name="ce1">
            <text:p>13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3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7" table:style-name="ce1">
            <text:p>13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8" table:style-name="ce1">
            <text:p>13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3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399" table:style-name="ce1">
            <text:p>13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0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0" table:style-name="ce1">
            <text:p>14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0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1" table:style-name="ce1">
            <text:p>14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2" table:style-name="ce1">
            <text:p>14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3" table:style-name="ce1">
            <text:p>14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4" table:style-name="ce1">
            <text:p>14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5" table:style-name="ce1">
            <text:p>14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6" table:style-name="ce1">
            <text:p>14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7" table:style-name="ce1">
            <text:p>14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8" table:style-name="ce1">
            <text:p>14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09" table:style-name="ce1">
            <text:p>14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0" table:style-name="ce1">
            <text:p>14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1" table:style-name="ce1">
            <text:p>14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4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2" table:style-name="ce1">
            <text:p>14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4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3" table:style-name="ce1">
            <text:p>14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4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4" table:style-name="ce1">
            <text:p>14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4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5" table:style-name="ce1">
            <text:p>14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6" table:style-name="ce1">
            <text:p>14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7" table:style-name="ce1">
            <text:p>14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8" table:style-name="ce1">
            <text:p>14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19" table:style-name="ce1">
            <text:p>14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4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0" table:style-name="ce1">
            <text:p>14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4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1" table:style-name="ce1">
            <text:p>14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4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2" table:style-name="ce1">
            <text:p>14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4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3" table:style-name="ce1">
            <text:p>14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4" table:style-name="ce1">
            <text:p>14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5" table:style-name="ce1">
            <text:p>14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4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6" table:style-name="ce1">
            <text:p>14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4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7" table:style-name="ce1">
            <text:p>14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42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8" table:style-name="ce1">
            <text:p>14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42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29" table:style-name="ce1">
            <text:p>14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43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0" table:style-name="ce1">
            <text:p>14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43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1" table:style-name="ce1">
            <text:p>14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2" table:style-name="ce1">
            <text:p>14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0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3" table:style-name="ce1">
            <text:p>14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4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4" table:style-name="ce1">
            <text:p>14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4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5" table:style-name="ce1">
            <text:p>14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6" table:style-name="ce1">
            <text:p>14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7" table:style-name="ce1">
            <text:p>14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4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8" table:style-name="ce1">
            <text:p>14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4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39" table:style-name="ce1">
            <text:p>14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4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0" table:style-name="ce1">
            <text:p>14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4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1" table:style-name="ce1">
            <text:p>14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2" table:style-name="ce1">
            <text:p>14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3" table:style-name="ce1">
            <text:p>14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4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4" table:style-name="ce1">
            <text:p>14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4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5" table:style-name="ce1">
            <text:p>14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6" table:style-name="ce1">
            <text:p>14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7" table:style-name="ce1">
            <text:p>14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8" table:style-name="ce1">
            <text:p>14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49" table:style-name="ce1">
            <text:p>14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0" table:style-name="ce1">
            <text:p>14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1" table:style-name="ce1">
            <text:p>14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2" table:style-name="ce1">
            <text:p>14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3" table:style-name="ce1">
            <text:p>14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4" table:style-name="ce1">
            <text:p>14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5" table:style-name="ce1">
            <text:p>14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4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6" table:style-name="ce1">
            <text:p>14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4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7" table:style-name="ce1">
            <text:p>14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4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8" table:style-name="ce1">
            <text:p>14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4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59" table:style-name="ce1">
            <text:p>14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0" table:style-name="ce1">
            <text:p>14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1" table:style-name="ce1">
            <text:p>14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2" table:style-name="ce1">
            <text:p>14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3" table:style-name="ce1">
            <text:p>14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4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4" table:style-name="ce1">
            <text:p>14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4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5" table:style-name="ce1">
            <text:p>14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4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6" table:style-name="ce1">
            <text:p>14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4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7" table:style-name="ce1">
            <text:p>14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8" table:style-name="ce1">
            <text:p>14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4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69" table:style-name="ce1">
            <text:p>14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4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0" table:style-name="ce1">
            <text:p>14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4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1" table:style-name="ce1">
            <text:p>14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47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2" table:style-name="ce1">
            <text:p>14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4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3" table:style-name="ce1">
            <text:p>14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4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4" table:style-name="ce1">
            <text:p>14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47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5" table:style-name="ce1">
            <text:p>14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6" table:style-name="ce1">
            <text:p>14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1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7" table:style-name="ce1">
            <text:p>14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4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8" table:style-name="ce1">
            <text:p>14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4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79" table:style-name="ce1">
            <text:p>14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0" table:style-name="ce1">
            <text:p>14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1" table:style-name="ce1">
            <text:p>14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4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2" table:style-name="ce1">
            <text:p>14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4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3" table:style-name="ce1">
            <text:p>14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4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4" table:style-name="ce1">
            <text:p>14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4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5" table:style-name="ce1">
            <text:p>14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6" table:style-name="ce1">
            <text:p>14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7" table:style-name="ce1">
            <text:p>14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8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8" table:style-name="ce1">
            <text:p>14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48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89" table:style-name="ce1">
            <text:p>14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0" table:style-name="ce1">
            <text:p>14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4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1" table:style-name="ce1">
            <text:p>14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2" table:style-name="ce1">
            <text:p>14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4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3" table:style-name="ce1">
            <text:p>14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4" table:style-name="ce1">
            <text:p>14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4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5" table:style-name="ce1">
            <text:p>14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6" table:style-name="ce1">
            <text:p>14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4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7" table:style-name="ce1">
            <text:p>14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8" table:style-name="ce1">
            <text:p>14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4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499" table:style-name="ce1">
            <text:p>14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0" table:style-name="ce1">
            <text:p>15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1" table:style-name="ce1">
            <text:p>15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2" table:style-name="ce1">
            <text:p>15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3" table:style-name="ce1">
            <text:p>15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4" table:style-name="ce1">
            <text:p>15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5" table:style-name="ce1">
            <text:p>15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6" table:style-name="ce1">
            <text:p>15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7" table:style-name="ce1">
            <text:p>15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8" table:style-name="ce1">
            <text:p>15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09" table:style-name="ce1">
            <text:p>15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0" table:style-name="ce1">
            <text:p>15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1" table:style-name="ce1">
            <text:p>15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2" table:style-name="ce1">
            <text:p>15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3" table:style-name="ce1">
            <text:p>15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5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4" table:style-name="ce1">
            <text:p>15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5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5" table:style-name="ce1">
            <text:p>15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51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6" table:style-name="ce1">
            <text:p>15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5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7" table:style-name="ce1">
            <text:p>15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51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8" table:style-name="ce1">
            <text:p>15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51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19" table:style-name="ce1">
            <text:p>15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0" table:style-name="ce1">
            <text:p>15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1" table:style-name="ce1">
            <text:p>15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5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2" table:style-name="ce1">
            <text:p>15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5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3" table:style-name="ce1">
            <text:p>15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4" table:style-name="ce1">
            <text:p>15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5" table:style-name="ce1">
            <text:p>15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5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6" table:style-name="ce1">
            <text:p>15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5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7" table:style-name="ce1">
            <text:p>15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5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8" table:style-name="ce1">
            <text:p>15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5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29" table:style-name="ce1">
            <text:p>15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0" table:style-name="ce1">
            <text:p>15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1" table:style-name="ce1">
            <text:p>15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5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2" table:style-name="ce1">
            <text:p>15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5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3" table:style-name="ce1">
            <text:p>15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5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4" table:style-name="ce1">
            <text:p>15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5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5" table:style-name="ce1">
            <text:p>15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5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6" table:style-name="ce1">
            <text:p>15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5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7" table:style-name="ce1">
            <text:p>15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8" table:style-name="ce1">
            <text:p>15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39" table:style-name="ce1">
            <text:p>15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0" table:style-name="ce1">
            <text:p>15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1" table:style-name="ce1">
            <text:p>15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2" table:style-name="ce1">
            <text:p>15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3" table:style-name="ce1">
            <text:p>15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4" table:style-name="ce1">
            <text:p>15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5" table:style-name="ce1">
            <text:p>15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6" table:style-name="ce1">
            <text:p>15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7" table:style-name="ce1">
            <text:p>15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8" table:style-name="ce1">
            <text:p>15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49" table:style-name="ce1">
            <text:p>15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0" table:style-name="ce1">
            <text:p>15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1" table:style-name="ce1">
            <text:p>15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2" table:style-name="ce1">
            <text:p>15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3" table:style-name="ce1">
            <text:p>15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4" table:style-name="ce1">
            <text:p>15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5" table:style-name="ce1">
            <text:p>15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6" table:style-name="ce1">
            <text:p>15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7" table:style-name="ce1">
            <text:p>15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5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8" table:style-name="ce1">
            <text:p>15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5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59" table:style-name="ce1">
            <text:p>15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56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0" table:style-name="ce1">
            <text:p>15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56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1" table:style-name="ce1">
            <text:p>15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56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2" table:style-name="ce1">
            <text:p>15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56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3" table:style-name="ce1">
            <text:p>15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4" table:style-name="ce1">
            <text:p>15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3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5" table:style-name="ce1">
            <text:p>15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5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6" table:style-name="ce1">
            <text:p>15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5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7" table:style-name="ce1">
            <text:p>15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8" table:style-name="ce1">
            <text:p>15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69" table:style-name="ce1">
            <text:p>15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5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0" table:style-name="ce1">
            <text:p>15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5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1" table:style-name="ce1">
            <text:p>15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5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2" table:style-name="ce1">
            <text:p>15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5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3" table:style-name="ce1">
            <text:p>15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4" table:style-name="ce1">
            <text:p>15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5" table:style-name="ce1">
            <text:p>15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5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6" table:style-name="ce1">
            <text:p>15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5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7" table:style-name="ce1">
            <text:p>15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5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8" table:style-name="ce1">
            <text:p>15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5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79" table:style-name="ce1">
            <text:p>15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5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0" table:style-name="ce1">
            <text:p>15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5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1" table:style-name="ce1">
            <text:p>15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2" table:style-name="ce1">
            <text:p>15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5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3" table:style-name="ce1">
            <text:p>15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4" table:style-name="ce1">
            <text:p>15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5" table:style-name="ce1">
            <text:p>15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6" table:style-name="ce1">
            <text:p>15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5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7" table:style-name="ce1">
            <text:p>15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8" table:style-name="ce1">
            <text:p>15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4" table:style-name="ce1">
            <text:p>5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5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89" table:style-name="ce1">
            <text:p>15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0" table:style-name="ce1">
            <text:p>15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5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1" table:style-name="ce1">
            <text:p>15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2" table:style-name="ce1">
            <text:p>15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5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3" table:style-name="ce1">
            <text:p>15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4" table:style-name="ce1">
            <text:p>15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5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5" table:style-name="ce1">
            <text:p>15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6" table:style-name="ce1">
            <text:p>15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5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7" table:style-name="ce1">
            <text:p>15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8" table:style-name="ce1">
            <text:p>15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5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599" table:style-name="ce1">
            <text:p>15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0" table:style-name="ce1">
            <text:p>16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1" table:style-name="ce1">
            <text:p>16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2" table:style-name="ce1">
            <text:p>16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3" table:style-name="ce1">
            <text:p>16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0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4" table:style-name="ce1">
            <text:p>16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0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5" table:style-name="ce1">
            <text:p>16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0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6" table:style-name="ce1">
            <text:p>16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0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7" table:style-name="ce1">
            <text:p>16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8" table:style-name="ce1">
            <text:p>16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4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09" table:style-name="ce1">
            <text:p>16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0" table:style-name="ce1">
            <text:p>16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1" table:style-name="ce1">
            <text:p>16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2" table:style-name="ce1">
            <text:p>16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3" table:style-name="ce1">
            <text:p>16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6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4" table:style-name="ce1">
            <text:p>16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12" table:style-name="ce1">
            <text:p>1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6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5" table:style-name="ce1">
            <text:p>16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6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6" table:style-name="ce1">
            <text:p>16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6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7" table:style-name="ce1">
            <text:p>16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8" table:style-name="ce1">
            <text:p>16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19" table:style-name="ce1">
            <text:p>16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6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0" table:style-name="ce1">
            <text:p>16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6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1" table:style-name="ce1">
            <text:p>16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6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2" table:style-name="ce1">
            <text:p>16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6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3" table:style-name="ce1">
            <text:p>16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6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4" table:style-name="ce1">
            <text:p>16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6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5" table:style-name="ce1">
            <text:p>16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6" table:style-name="ce1">
            <text:p>16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1" table:style-name="ce1">
            <text:p>5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7" table:style-name="ce1">
            <text:p>16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8" table:style-name="ce1">
            <text:p>16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29" table:style-name="ce1">
            <text:p>16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0" table:style-name="ce1">
            <text:p>16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3" table:style-name="ce1">
            <text:p>53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1" table:style-name="ce1">
            <text:p>16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6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2" table:style-name="ce1">
            <text:p>16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6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3" table:style-name="ce1">
            <text:p>16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6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4" table:style-name="ce1">
            <text:p>16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6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5" table:style-name="ce1">
            <text:p>16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6" table:style-name="ce1">
            <text:p>16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7" table:style-name="ce1">
            <text:p>16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8" table:style-name="ce1">
            <text:p>16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39" table:style-name="ce1">
            <text:p>16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6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0" table:style-name="ce1">
            <text:p>16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6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1" table:style-name="ce1">
            <text:p>16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6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2" table:style-name="ce1">
            <text:p>16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6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3" table:style-name="ce1">
            <text:p>16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4" table:style-name="ce1">
            <text:p>16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0" table:style-name="ce1">
            <text:p>60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5" table:style-name="ce1">
            <text:p>16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6" table:style-name="ce1">
            <text:p>16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7" table:style-name="ce1">
            <text:p>16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4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8" table:style-name="ce1">
            <text:p>16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4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49" table:style-name="ce1">
            <text:p>16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5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0" table:style-name="ce1">
            <text:p>16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3" table:style-name="ce1">
            <text:p>6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5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1" table:style-name="ce1">
            <text:p>16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2" table:style-name="ce1">
            <text:p>16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5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3" table:style-name="ce1">
            <text:p>16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4" table:style-name="ce1">
            <text:p>16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5" table:style-name="ce1">
            <text:p>16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6" table:style-name="ce1">
            <text:p>16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7" table:style-name="ce1">
            <text:p>16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6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8" table:style-name="ce1">
            <text:p>16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6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59" table:style-name="ce1">
            <text:p>16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6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0" table:style-name="ce1">
            <text:p>16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6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1" table:style-name="ce1">
            <text:p>16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2" table:style-name="ce1">
            <text:p>16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3" table:style-name="ce1">
            <text:p>16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6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4" table:style-name="ce1">
            <text:p>16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6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5" table:style-name="ce1">
            <text:p>16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6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6" table:style-name="ce1">
            <text:p>16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6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7" table:style-name="ce1">
            <text:p>16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6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8" table:style-name="ce1">
            <text:p>16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6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69" table:style-name="ce1">
            <text:p>16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0" table:style-name="ce1">
            <text:p>16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1" table:style-name="ce1">
            <text:p>16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2" table:style-name="ce1">
            <text:p>16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3" table:style-name="ce1">
            <text:p>16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4" table:style-name="ce1">
            <text:p>16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6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5" table:style-name="ce1">
            <text:p>16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6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6" table:style-name="ce1">
            <text:p>16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6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7" table:style-name="ce1">
            <text:p>16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6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8" table:style-name="ce1">
            <text:p>16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6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79" table:style-name="ce1">
            <text:p>16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0" table:style-name="ce1">
            <text:p>16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6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1" table:style-name="ce1">
            <text:p>16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2" table:style-name="ce1">
            <text:p>16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3" table:style-name="ce1">
            <text:p>16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6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4" table:style-name="ce1">
            <text:p>16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6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5" table:style-name="ce1">
            <text:p>16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6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6" table:style-name="ce1">
            <text:p>16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6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7" table:style-name="ce1">
            <text:p>16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8" table:style-name="ce1">
            <text:p>16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6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89" table:style-name="ce1">
            <text:p>16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0" table:style-name="ce1">
            <text:p>16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6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1" table:style-name="ce1">
            <text:p>16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9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2" table:style-name="ce1">
            <text:p>16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2" table:style-name="ce1">
            <text:p>6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69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3" table:style-name="ce1">
            <text:p>16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9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4" table:style-name="ce1">
            <text:p>16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69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5" table:style-name="ce1">
            <text:p>16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6" table:style-name="ce1">
            <text:p>16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1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6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7" table:style-name="ce1">
            <text:p>16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8" table:style-name="ce1">
            <text:p>16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6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699" table:style-name="ce1">
            <text:p>16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0" table:style-name="ce1">
            <text:p>17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1" table:style-name="ce1">
            <text:p>1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1" table:style-name="ce1">
            <text:p>17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2" table:style-name="ce1">
            <text:p>17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3" table:style-name="ce1">
            <text:p>17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4" table:style-name="ce1">
            <text:p>17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5" table:style-name="ce1">
            <text:p>17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6" table:style-name="ce1">
            <text:p>17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7" table:style-name="ce1">
            <text:p>17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8" table:style-name="ce1">
            <text:p>17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09" table:style-name="ce1">
            <text:p>17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0" table:style-name="ce1">
            <text:p>17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1" table:style-name="ce1">
            <text:p>17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7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2" table:style-name="ce1">
            <text:p>17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7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3" table:style-name="ce1">
            <text:p>17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4" table:style-name="ce1">
            <text:p>17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5" table:style-name="ce1">
            <text:p>17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6" table:style-name="ce1">
            <text:p>17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7" table:style-name="ce1">
            <text:p>17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8" table:style-name="ce1">
            <text:p>17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19" table:style-name="ce1">
            <text:p>17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7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0" table:style-name="ce1">
            <text:p>17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7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1" table:style-name="ce1">
            <text:p>17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7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2" table:style-name="ce1">
            <text:p>17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7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3" table:style-name="ce1">
            <text:p>17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4" table:style-name="ce1">
            <text:p>17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5" table:style-name="ce1">
            <text:p>17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6" table:style-name="ce1">
            <text:p>17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7" table:style-name="ce1">
            <text:p>17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7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8" table:style-name="ce1">
            <text:p>17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7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29" table:style-name="ce1">
            <text:p>17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7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0" table:style-name="ce1">
            <text:p>17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7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1" table:style-name="ce1">
            <text:p>17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2" table:style-name="ce1">
            <text:p>17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3" table:style-name="ce1">
            <text:p>17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7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4" table:style-name="ce1">
            <text:p>17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7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5" table:style-name="ce1">
            <text:p>17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73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6" table:style-name="ce1">
            <text:p>17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73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7" table:style-name="ce1">
            <text:p>17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73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8" table:style-name="ce1">
            <text:p>17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73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39" table:style-name="ce1">
            <text:p>17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0" table:style-name="ce1">
            <text:p>17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2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1" table:style-name="ce1">
            <text:p>17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7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2" table:style-name="ce1">
            <text:p>17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7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3" table:style-name="ce1">
            <text:p>17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4" table:style-name="ce1">
            <text:p>17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5" table:style-name="ce1">
            <text:p>17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6" table:style-name="ce1">
            <text:p>17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7" table:style-name="ce1">
            <text:p>17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8" table:style-name="ce1">
            <text:p>17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49" table:style-name="ce1">
            <text:p>17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0" table:style-name="ce1">
            <text:p>17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1" table:style-name="ce1">
            <text:p>17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2" table:style-name="ce1">
            <text:p>17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3" table:style-name="ce1">
            <text:p>17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4" table:style-name="ce1">
            <text:p>17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5" table:style-name="ce1">
            <text:p>17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7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6" table:style-name="ce1">
            <text:p>17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7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7" table:style-name="ce1">
            <text:p>17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8" table:style-name="ce1">
            <text:p>17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59" table:style-name="ce1">
            <text:p>17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0" table:style-name="ce1">
            <text:p>17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1" table:style-name="ce1">
            <text:p>17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2" table:style-name="ce1">
            <text:p>17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3" table:style-name="ce1">
            <text:p>17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7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4" table:style-name="ce1">
            <text:p>17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7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5" table:style-name="ce1">
            <text:p>17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7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6" table:style-name="ce1">
            <text:p>17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7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7" table:style-name="ce1">
            <text:p>17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8" table:style-name="ce1">
            <text:p>17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7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69" table:style-name="ce1">
            <text:p>17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0" table:style-name="ce1">
            <text:p>17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1" table:style-name="ce1">
            <text:p>17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7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2" table:style-name="ce1">
            <text:p>17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7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3" table:style-name="ce1">
            <text:p>17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7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4" table:style-name="ce1">
            <text:p>17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7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5" table:style-name="ce1">
            <text:p>17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6" table:style-name="ce1">
            <text:p>17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7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7" table:style-name="ce1">
            <text:p>17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7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8" table:style-name="ce1">
            <text:p>17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1" table:style-name="ce1">
            <text:p>6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7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79" table:style-name="ce1">
            <text:p>17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78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0" table:style-name="ce1">
            <text:p>17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78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1" table:style-name="ce1">
            <text:p>17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78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2" table:style-name="ce1">
            <text:p>17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78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3" table:style-name="ce1">
            <text:p>17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4" table:style-name="ce1">
            <text:p>17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3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5" table:style-name="ce1">
            <text:p>17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7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6" table:style-name="ce1">
            <text:p>17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7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7" table:style-name="ce1">
            <text:p>17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8" table:style-name="ce1">
            <text:p>17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7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89" table:style-name="ce1">
            <text:p>17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0" table:style-name="ce1">
            <text:p>17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12" table:style-name="ce1">
            <text:p>1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7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1" table:style-name="ce1">
            <text:p>17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2" table:style-name="ce1">
            <text:p>17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7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3" table:style-name="ce1">
            <text:p>17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4" table:style-name="ce1">
            <text:p>17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7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5" table:style-name="ce1">
            <text:p>17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9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6" table:style-name="ce1">
            <text:p>17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79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7" table:style-name="ce1">
            <text:p>17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8" table:style-name="ce1">
            <text:p>17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7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799" table:style-name="ce1">
            <text:p>17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0" table:style-name="ce1">
            <text:p>18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1" table:style-name="ce1">
            <text:p>18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2" table:style-name="ce1">
            <text:p>18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3" table:style-name="ce1">
            <text:p>18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4" table:style-name="ce1">
            <text:p>18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5" table:style-name="ce1">
            <text:p>18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6" table:style-name="ce1">
            <text:p>18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7" table:style-name="ce1">
            <text:p>18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8" table:style-name="ce1">
            <text:p>18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09" table:style-name="ce1">
            <text:p>18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0" table:style-name="ce1">
            <text:p>18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1" table:style-name="ce1">
            <text:p>18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2" table:style-name="ce1">
            <text:p>18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3" table:style-name="ce1">
            <text:p>18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4" table:style-name="ce1">
            <text:p>18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5" table:style-name="ce1">
            <text:p>18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8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6" table:style-name="ce1">
            <text:p>18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8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7" table:style-name="ce1">
            <text:p>18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8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8" table:style-name="ce1">
            <text:p>18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8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19" table:style-name="ce1">
            <text:p>18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0" table:style-name="ce1">
            <text:p>18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1" table:style-name="ce1">
            <text:p>18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8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2" table:style-name="ce1">
            <text:p>18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8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3" table:style-name="ce1">
            <text:p>18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82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4" table:style-name="ce1">
            <text:p>18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82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5" table:style-name="ce1">
            <text:p>18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82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6" table:style-name="ce1">
            <text:p>18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82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7" table:style-name="ce1">
            <text:p>18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8" table:style-name="ce1">
            <text:p>18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4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29" table:style-name="ce1">
            <text:p>18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8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0" table:style-name="ce1">
            <text:p>18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8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1" table:style-name="ce1">
            <text:p>18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2" table:style-name="ce1">
            <text:p>18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3" table:style-name="ce1">
            <text:p>18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8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4" table:style-name="ce1">
            <text:p>18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12" table:style-name="ce1">
            <text:p>1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8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5" table:style-name="ce1">
            <text:p>18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8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6" table:style-name="ce1">
            <text:p>18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8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7" table:style-name="ce1">
            <text:p>18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8" table:style-name="ce1">
            <text:p>18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39" table:style-name="ce1">
            <text:p>18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84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0" table:style-name="ce1">
            <text:p>18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84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1" table:style-name="ce1">
            <text:p>18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8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2" table:style-name="ce1">
            <text:p>18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8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3" table:style-name="ce1">
            <text:p>18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4" table:style-name="ce1">
            <text:p>18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5" table:style-name="ce1">
            <text:p>18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6" table:style-name="ce1">
            <text:p>18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7" table:style-name="ce1">
            <text:p>18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8" table:style-name="ce1">
            <text:p>18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2" table:style-name="ce1">
            <text:p>5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49" table:style-name="ce1">
            <text:p>18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0" table:style-name="ce1">
            <text:p>18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3" table:style-name="ce1">
            <text:p>53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1" table:style-name="ce1">
            <text:p>18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2" table:style-name="ce1">
            <text:p>18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3" table:style-name="ce1">
            <text:p>18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4" table:style-name="ce1">
            <text:p>18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5" table:style-name="ce1">
            <text:p>18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5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6" table:style-name="ce1">
            <text:p>18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6" table:style-name="ce1">
            <text:p>5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5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7" table:style-name="ce1">
            <text:p>18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5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8" table:style-name="ce1">
            <text:p>18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5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59" table:style-name="ce1">
            <text:p>18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8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0" table:style-name="ce1">
            <text:p>18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8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1" table:style-name="ce1">
            <text:p>18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8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2" table:style-name="ce1">
            <text:p>18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8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3" table:style-name="ce1">
            <text:p>18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4" table:style-name="ce1">
            <text:p>18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8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5" table:style-name="ce1">
            <text:p>18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8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6" table:style-name="ce1">
            <text:p>18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8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7" table:style-name="ce1">
            <text:p>18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86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8" table:style-name="ce1">
            <text:p>18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2" table:style-name="ce1">
            <text:p>6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86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69" table:style-name="ce1">
            <text:p>18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87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0" table:style-name="ce1">
            <text:p>18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87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1" table:style-name="ce1">
            <text:p>18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7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2" table:style-name="ce1">
            <text:p>18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7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3" table:style-name="ce1">
            <text:p>18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8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4" table:style-name="ce1">
            <text:p>18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8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5" table:style-name="ce1">
            <text:p>18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6" table:style-name="ce1">
            <text:p>18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1" table:style-name="ce1">
            <text:p>1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7" table:style-name="ce1">
            <text:p>18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8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8" table:style-name="ce1">
            <text:p>18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12" table:style-name="ce1">
            <text:p>1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8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79" table:style-name="ce1">
            <text:p>18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8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0" table:style-name="ce1">
            <text:p>18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8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1" table:style-name="ce1">
            <text:p>18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2" table:style-name="ce1">
            <text:p>18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3" table:style-name="ce1">
            <text:p>18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88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4" table:style-name="ce1">
            <text:p>18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88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5" table:style-name="ce1">
            <text:p>18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8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6" table:style-name="ce1">
            <text:p>18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8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7" table:style-name="ce1">
            <text:p>18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8" table:style-name="ce1">
            <text:p>18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8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89" table:style-name="ce1">
            <text:p>18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0" table:style-name="ce1">
            <text:p>18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8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1" table:style-name="ce1">
            <text:p>18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2" table:style-name="ce1">
            <text:p>18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8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3" table:style-name="ce1">
            <text:p>18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4" table:style-name="ce1">
            <text:p>18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8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5" table:style-name="ce1">
            <text:p>18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6" table:style-name="ce1">
            <text:p>18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8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7" table:style-name="ce1">
            <text:p>18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8" table:style-name="ce1">
            <text:p>18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8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899" table:style-name="ce1">
            <text:p>18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0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0" table:style-name="ce1">
            <text:p>19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0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1" table:style-name="ce1">
            <text:p>19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0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2" table:style-name="ce1">
            <text:p>19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0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3" table:style-name="ce1">
            <text:p>19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4" table:style-name="ce1">
            <text:p>19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5" table:style-name="ce1">
            <text:p>19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6" table:style-name="ce1">
            <text:p>19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7" table:style-name="ce1">
            <text:p>19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8" table:style-name="ce1">
            <text:p>19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09" table:style-name="ce1">
            <text:p>19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0" table:style-name="ce1">
            <text:p>19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1" table:style-name="ce1">
            <text:p>19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91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2" table:style-name="ce1">
            <text:p>19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91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3" table:style-name="ce1">
            <text:p>19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91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4" table:style-name="ce1">
            <text:p>19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91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5" table:style-name="ce1">
            <text:p>19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1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6" table:style-name="ce1">
            <text:p>19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6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1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7" table:style-name="ce1">
            <text:p>19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9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8" table:style-name="ce1">
            <text:p>19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9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19" table:style-name="ce1">
            <text:p>19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0" table:style-name="ce1">
            <text:p>19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1" table:style-name="ce1">
            <text:p>19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9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2" table:style-name="ce1">
            <text:p>19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9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3" table:style-name="ce1">
            <text:p>19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9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4" table:style-name="ce1">
            <text:p>19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9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5" table:style-name="ce1">
            <text:p>19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6" table:style-name="ce1">
            <text:p>19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7" table:style-name="ce1">
            <text:p>19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92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8" table:style-name="ce1">
            <text:p>19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92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29" table:style-name="ce1">
            <text:p>19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9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0" table:style-name="ce1">
            <text:p>19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9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1" table:style-name="ce1">
            <text:p>19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9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2" table:style-name="ce1">
            <text:p>19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9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3" table:style-name="ce1">
            <text:p>19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4" table:style-name="ce1">
            <text:p>19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5" table:style-name="ce1">
            <text:p>19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6" table:style-name="ce1">
            <text:p>19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7" table:style-name="ce1">
            <text:p>19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8" table:style-name="ce1">
            <text:p>19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39" table:style-name="ce1">
            <text:p>19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9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0" table:style-name="ce1">
            <text:p>19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9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1" table:style-name="ce1">
            <text:p>19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9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2" table:style-name="ce1">
            <text:p>19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9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3" table:style-name="ce1">
            <text:p>19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4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4" table:style-name="ce1">
            <text:p>19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4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5" table:style-name="ce1">
            <text:p>19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4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6" table:style-name="ce1">
            <text:p>19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4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7" table:style-name="ce1">
            <text:p>19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8" table:style-name="ce1">
            <text:p>19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49" table:style-name="ce1">
            <text:p>194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0" table:style-name="ce1">
            <text:p>195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1" table:style-name="ce1">
            <text:p>195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2" table:style-name="ce1">
            <text:p>195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3" table:style-name="ce1">
            <text:p>195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4" table:style-name="ce1">
            <text:p>195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5" table:style-name="ce1">
            <text:p>195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9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6" table:style-name="ce1">
            <text:p>195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19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7" table:style-name="ce1">
            <text:p>195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9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8" table:style-name="ce1">
            <text:p>195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19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59" table:style-name="ce1">
            <text:p>195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6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0" table:style-name="ce1">
            <text:p>196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6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1" table:style-name="ce1">
            <text:p>196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96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2" table:style-name="ce1">
            <text:p>196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196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3" table:style-name="ce1">
            <text:p>196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4" table:style-name="ce1">
            <text:p>196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5" table:style-name="ce1">
            <text:p>196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9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6" table:style-name="ce1">
            <text:p>196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12" table:style-name="ce1">
            <text:p>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19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7" table:style-name="ce1">
            <text:p>196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9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8" table:style-name="ce1">
            <text:p>196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19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69" table:style-name="ce1">
            <text:p>196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7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0" table:style-name="ce1">
            <text:p>197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7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1" table:style-name="ce1">
            <text:p>197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97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2" table:style-name="ce1">
            <text:p>197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197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3" table:style-name="ce1">
            <text:p>197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97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4" table:style-name="ce1">
            <text:p>197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197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5" table:style-name="ce1">
            <text:p>197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97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6" table:style-name="ce1">
            <text:p>197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197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7" table:style-name="ce1">
            <text:p>197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7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8" table:style-name="ce1">
            <text:p>197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197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79" table:style-name="ce1">
            <text:p>197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0" table:style-name="ce1">
            <text:p>198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1" table:style-name="ce1">
            <text:p>198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2" table:style-name="ce1">
            <text:p>198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3" table:style-name="ce1">
            <text:p>53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19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3" table:style-name="ce1">
            <text:p>198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98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4" table:style-name="ce1">
            <text:p>198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198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5" table:style-name="ce1">
            <text:p>198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98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6" table:style-name="ce1">
            <text:p>198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198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7" table:style-name="ce1">
            <text:p>198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8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8" table:style-name="ce1">
            <text:p>198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198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89" table:style-name="ce1">
            <text:p>198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9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0" table:style-name="ce1">
            <text:p>199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9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1" table:style-name="ce1">
            <text:p>199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9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2" table:style-name="ce1">
            <text:p>199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199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3" table:style-name="ce1">
            <text:p>199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4" table:style-name="ce1">
            <text:p>199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19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5" table:style-name="ce1">
            <text:p>199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6" table:style-name="ce1">
            <text:p>199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19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7" table:style-name="ce1">
            <text:p>199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9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8" table:style-name="ce1">
            <text:p>199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199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1999" table:style-name="ce1">
            <text:p>199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0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0" table:style-name="ce1">
            <text:p>200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2" table:style-name="ce1">
            <text:p>6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0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1" table:style-name="ce1">
            <text:p>200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200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2" table:style-name="ce1">
            <text:p>200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200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3" table:style-name="ce1">
            <text:p>200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0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4" table:style-name="ce1">
            <text:p>200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8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0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5" table:style-name="ce1">
            <text:p>200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200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6" table:style-name="ce1">
            <text:p>200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0.5" table:formula="of:=VLOOKUP([.D200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7" table:style-name="ce1">
            <text:p>200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20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8" table:style-name="ce1">
            <text:p>200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20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09" table:style-name="ce1">
            <text:p>200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20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0" table:style-name="ce1">
            <text:p>201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Продажа</text:p>
          </table:table-cell>
          <table:table-cell office:value-type="float" office:value="85" table:style-name="ce1">
            <text:p>85</text:p>
          </table:table-cell>
          <table:table-cell office:value-type="float" office:value="0.5" table:formula="of:=VLOOKUP([.D20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1" table:style-name="ce1">
            <text:p>201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201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2" table:style-name="ce1">
            <text:p>201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Продажа</text:p>
          </table:table-cell>
          <table:table-cell office:value-type="float" office:value="240" table:style-name="ce1">
            <text:p>240</text:p>
          </table:table-cell>
          <table:table-cell office:value-type="float" office:value="0.5" table:formula="of:=VLOOKUP([.D201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3" table:style-name="ce1">
            <text:p>201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1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4" table:style-name="ce1">
            <text:p>201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1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5" table:style-name="ce1">
            <text:p>201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201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6" table:style-name="ce1">
            <text:p>201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Продажа</text:p>
          </table:table-cell>
          <table:table-cell office:value-type="float" office:value="120" table:style-name="ce1">
            <text:p>120</text:p>
          </table:table-cell>
          <table:table-cell office:value-type="float" office:value="1" table:formula="of:=VLOOKUP([.D201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7" table:style-name="ce1">
            <text:p>201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201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8" table:style-name="ce1">
            <text:p>201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200" table:style-name="ce1">
            <text:p>200</text:p>
          </table:table-cell>
          <table:table-cell office:value-type="float" office:value="0.5" table:formula="of:=VLOOKUP([.D201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19" table:style-name="ce1">
            <text:p>201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202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0" table:style-name="ce1">
            <text:p>202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Продажа</text:p>
          </table:table-cell>
          <table:table-cell office:value-type="float" office:value="195" table:style-name="ce1">
            <text:p>195</text:p>
          </table:table-cell>
          <table:table-cell office:value-type="float" office:value="0.5" table:formula="of:=VLOOKUP([.D202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1" table:style-name="ce1">
            <text:p>202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2" table:style-name="ce1">
            <text:p>202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3" table:style-name="ce1">
            <text:p>202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20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4" table:style-name="ce1">
            <text:p>202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20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5" table:style-name="ce1">
            <text:p>202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202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6" table:style-name="ce1">
            <text:p>202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Продажа</text:p>
          </table:table-cell>
          <table:table-cell office:value-type="float" office:value="190" table:style-name="ce1">
            <text:p>190</text:p>
          </table:table-cell>
          <table:table-cell office:value-type="float" office:value="0.5" table:formula="of:=VLOOKUP([.D202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7" table:style-name="ce1">
            <text:p>202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202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8" table:style-name="ce1">
            <text:p>202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Продажа</text:p>
          </table:table-cell>
          <table:table-cell office:value-type="float" office:value="230" table:style-name="ce1">
            <text:p>230</text:p>
          </table:table-cell>
          <table:table-cell office:value-type="float" office:value="0.5" table:formula="of:=VLOOKUP([.D202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29" table:style-name="ce1">
            <text:p>202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203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0" table:style-name="ce1">
            <text:p>203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Продажа</text:p>
          </table:table-cell>
          <table:table-cell office:value-type="float" office:value="160" table:style-name="ce1">
            <text:p>160</text:p>
          </table:table-cell>
          <table:table-cell office:value-type="float" office:value="0.5" table:formula="of:=VLOOKUP([.D203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1" table:style-name="ce1">
            <text:p>203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203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2" table:style-name="ce1">
            <text:p>203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Продажа</text:p>
          </table:table-cell>
          <table:table-cell office:value-type="float" office:value="180" table:style-name="ce1">
            <text:p>180</text:p>
          </table:table-cell>
          <table:table-cell office:value-type="float" office:value="0.5" table:formula="of:=VLOOKUP([.D203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3" table:style-name="ce1">
            <text:p>203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203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4" table:style-name="ce1">
            <text:p>203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203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5" table:style-name="ce1">
            <text:p>203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20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6" table:style-name="ce1">
            <text:p>203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8" table:style-name="ce1">
            <text:p>5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Продажа</text:p>
          </table:table-cell>
          <table:table-cell office:value-type="float" office:value="470" table:style-name="ce1">
            <text:p>470</text:p>
          </table:table-cell>
          <table:table-cell office:value-type="float" office:value="0.5" table:formula="of:=VLOOKUP([.D20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7" table:style-name="ce1">
            <text:p>203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20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8" table:style-name="ce1">
            <text:p>203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0" table:style-name="ce1">
            <text:p>500</text:p>
          </table:table-cell>
          <table:table-cell office:value-type="float" office:value="0.5" table:formula="of:=VLOOKUP([.D20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39" table:style-name="ce1">
            <text:p>2039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204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0" table:style-name="ce1">
            <text:p>2040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400" table:style-name="ce1">
            <text:p>400</text:p>
          </table:table-cell>
          <table:table-cell office:value-type="float" office:value="0.5" table:formula="of:=VLOOKUP([.D204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1" table:style-name="ce1">
            <text:p>2041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204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2" table:style-name="ce1">
            <text:p>2042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Продажа</text:p>
          </table:table-cell>
          <table:table-cell office:value-type="float" office:value="220" table:style-name="ce1">
            <text:p>220</text:p>
          </table:table-cell>
          <table:table-cell office:value-type="float" office:value="0.5" table:formula="of:=VLOOKUP([.D204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3" table:style-name="ce1">
            <text:p>2043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4" table:style-name="ce1">
            <text:p>2044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170" table:style-name="ce1">
            <text:p>170</text:p>
          </table:table-cell>
          <table:table-cell office:value-type="float" office:value="0.2" table:formula="of:=VLOOKUP([.D20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5" table:style-name="ce1">
            <text:p>2045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204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6" table:style-name="ce1">
            <text:p>2046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Продажа</text:p>
          </table:table-cell>
          <table:table-cell office:value-type="float" office:value="150" table:style-name="ce1">
            <text:p>150</text:p>
          </table:table-cell>
          <table:table-cell office:value-type="float" office:value="0.2" table:formula="of:=VLOOKUP([.D204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7" table:style-name="ce1">
            <text:p>2047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4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8" table:style-name="ce1">
            <text:p>2048</text:p>
          </table:table-cell>
          <table:table-cell office:value-type="date" office:date-value="2021-06-07T00:00:00" table:style-name="ce3">
            <text:p>07.06.2021</text:p>
          </table:table-cell>
          <table:table-cell office:value-type="string" table:style-name="ce1">
            <text:p>M9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Продажа</text:p>
          </table:table-cell>
          <table:table-cell office:value-type="float" office:value="350" table:style-name="ce1">
            <text:p>350</text:p>
          </table:table-cell>
          <table:table-cell office:value-type="float" office:value="0.5" table:formula="of:=VLOOKUP([.D204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49" table:style-name="ce1">
            <text:p>20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0" table:style-name="ce1">
            <text:p>20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1" table:style-name="ce1">
            <text:p>20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5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2" table:style-name="ce1">
            <text:p>20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5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3" table:style-name="ce1">
            <text:p>20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5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4" table:style-name="ce1">
            <text:p>20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5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5" table:style-name="ce1">
            <text:p>20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5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6" table:style-name="ce1">
            <text:p>20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5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7" table:style-name="ce1">
            <text:p>20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5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8" table:style-name="ce1">
            <text:p>20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5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59" table:style-name="ce1">
            <text:p>20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6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0" table:style-name="ce1">
            <text:p>20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6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1" table:style-name="ce1">
            <text:p>20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6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2" table:style-name="ce1">
            <text:p>20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</text:p>
          </table:table-cell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6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3" table:style-name="ce1">
            <text:p>20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4" table:style-name="ce1">
            <text:p>20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5" table:style-name="ce1">
            <text:p>20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6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6" table:style-name="ce1">
            <text:p>20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6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7" table:style-name="ce1">
            <text:p>20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6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8" table:style-name="ce1">
            <text:p>20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6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69" table:style-name="ce1">
            <text:p>20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7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0" table:style-name="ce1">
            <text:p>20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7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1" table:style-name="ce1">
            <text:p>20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7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2" table:style-name="ce1">
            <text:p>20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7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3" table:style-name="ce1">
            <text:p>20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7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4" table:style-name="ce1">
            <text:p>20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7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5" table:style-name="ce1">
            <text:p>20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7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6" table:style-name="ce1">
            <text:p>20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0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7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7" table:style-name="ce1">
            <text:p>20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8" table:style-name="ce1">
            <text:p>20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79" table:style-name="ce1">
            <text:p>20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8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0" table:style-name="ce1">
            <text:p>20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8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1" table:style-name="ce1">
            <text:p>20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8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2" table:style-name="ce1">
            <text:p>20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8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3" table:style-name="ce1">
            <text:p>20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8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4" table:style-name="ce1">
            <text:p>20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8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5" table:style-name="ce1">
            <text:p>20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8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6" table:style-name="ce1">
            <text:p>20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08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7" table:style-name="ce1">
            <text:p>20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8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8" table:style-name="ce1">
            <text:p>20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08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89" table:style-name="ce1">
            <text:p>20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9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0" table:style-name="ce1">
            <text:p>20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1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09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1" table:style-name="ce1">
            <text:p>20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2" table:style-name="ce1">
            <text:p>20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0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3" table:style-name="ce1">
            <text:p>20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9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4" table:style-name="ce1">
            <text:p>20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09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5" table:style-name="ce1">
            <text:p>20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9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6" table:style-name="ce1">
            <text:p>20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09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7" table:style-name="ce1">
            <text:p>20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9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8" table:style-name="ce1">
            <text:p>20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09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099" table:style-name="ce1">
            <text:p>20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0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0" table:style-name="ce1">
            <text:p>21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0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1" table:style-name="ce1">
            <text:p>21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0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2" table:style-name="ce1">
            <text:p>21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0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3" table:style-name="ce1">
            <text:p>21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0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4" table:style-name="ce1">
            <text:p>21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0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5" table:style-name="ce1">
            <text:p>21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6" table:style-name="ce1">
            <text:p>21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7" table:style-name="ce1">
            <text:p>21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0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8" table:style-name="ce1">
            <text:p>21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0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09" table:style-name="ce1">
            <text:p>21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1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0" table:style-name="ce1">
            <text:p>21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1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1" table:style-name="ce1">
            <text:p>21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1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2" table:style-name="ce1">
            <text:p>21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1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3" table:style-name="ce1">
            <text:p>21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1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4" table:style-name="ce1">
            <text:p>21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1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5" table:style-name="ce1">
            <text:p>21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1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6" table:style-name="ce1">
            <text:p>21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1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7" table:style-name="ce1">
            <text:p>21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1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8" table:style-name="ce1">
            <text:p>21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3</text:p>
          </table:table-cell>
          <table:table-cell office:value-type="float" office:value="15" table:style-name="ce1">
            <text:p>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1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19" table:style-name="ce1">
            <text:p>21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0" table:style-name="ce1">
            <text:p>21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1" table:style-name="ce1">
            <text:p>21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2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2" table:style-name="ce1">
            <text:p>21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2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3" table:style-name="ce1">
            <text:p>21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2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4" table:style-name="ce1">
            <text:p>21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2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5" table:style-name="ce1">
            <text:p>21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2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6" table:style-name="ce1">
            <text:p>21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2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7" table:style-name="ce1">
            <text:p>21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2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8" table:style-name="ce1">
            <text:p>21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2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29" table:style-name="ce1">
            <text:p>21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3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0" table:style-name="ce1">
            <text:p>21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3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1" table:style-name="ce1">
            <text:p>21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3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2" table:style-name="ce1">
            <text:p>21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3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3" table:style-name="ce1">
            <text:p>21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4" table:style-name="ce1">
            <text:p>21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5" table:style-name="ce1">
            <text:p>21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3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6" table:style-name="ce1">
            <text:p>21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3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7" table:style-name="ce1">
            <text:p>21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3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8" table:style-name="ce1">
            <text:p>21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3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39" table:style-name="ce1">
            <text:p>21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4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0" table:style-name="ce1">
            <text:p>21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4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1" table:style-name="ce1">
            <text:p>21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4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2" table:style-name="ce1">
            <text:p>21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4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3" table:style-name="ce1">
            <text:p>21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4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4" table:style-name="ce1">
            <text:p>21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4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5" table:style-name="ce1">
            <text:p>21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4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6" table:style-name="ce1">
            <text:p>21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5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4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7" table:style-name="ce1">
            <text:p>21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4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8" table:style-name="ce1">
            <text:p>21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4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49" table:style-name="ce1">
            <text:p>21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5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0" table:style-name="ce1">
            <text:p>21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5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1" table:style-name="ce1">
            <text:p>21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5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2" table:style-name="ce1">
            <text:p>21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5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3" table:style-name="ce1">
            <text:p>21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5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4" table:style-name="ce1">
            <text:p>21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5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5" table:style-name="ce1">
            <text:p>21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5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6" table:style-name="ce1">
            <text:p>21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5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7" table:style-name="ce1">
            <text:p>21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5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8" table:style-name="ce1">
            <text:p>21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5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59" table:style-name="ce1">
            <text:p>21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6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0" table:style-name="ce1">
            <text:p>21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16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6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1" table:style-name="ce1">
            <text:p>21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2" table:style-name="ce1">
            <text:p>21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3" table:style-name="ce1">
            <text:p>21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6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4" table:style-name="ce1">
            <text:p>21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6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5" table:style-name="ce1">
            <text:p>21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6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6" table:style-name="ce1">
            <text:p>21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6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7" table:style-name="ce1">
            <text:p>21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6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8" table:style-name="ce1">
            <text:p>21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6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69" table:style-name="ce1">
            <text:p>21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7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0" table:style-name="ce1">
            <text:p>21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7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1" table:style-name="ce1">
            <text:p>21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7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2" table:style-name="ce1">
            <text:p>21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7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3" table:style-name="ce1">
            <text:p>217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7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4" table:style-name="ce1">
            <text:p>217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2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7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5" table:style-name="ce1">
            <text:p>217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7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6" table:style-name="ce1">
            <text:p>217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7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7" table:style-name="ce1">
            <text:p>217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7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8" table:style-name="ce1">
            <text:p>217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7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79" table:style-name="ce1">
            <text:p>217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8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0" table:style-name="ce1">
            <text:p>218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8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1" table:style-name="ce1">
            <text:p>218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8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2" table:style-name="ce1">
            <text:p>218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8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3" table:style-name="ce1">
            <text:p>218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8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4" table:style-name="ce1">
            <text:p>218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8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5" table:style-name="ce1">
            <text:p>218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8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6" table:style-name="ce1">
            <text:p>218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18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7" table:style-name="ce1">
            <text:p>218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8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8" table:style-name="ce1">
            <text:p>218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3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18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89" table:style-name="ce1">
            <text:p>218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9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0" table:style-name="ce1">
            <text:p>219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19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1" table:style-name="ce1">
            <text:p>219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9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2" table:style-name="ce1">
            <text:p>219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19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3" table:style-name="ce1">
            <text:p>219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9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4" table:style-name="ce1">
            <text:p>219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19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5" table:style-name="ce1">
            <text:p>219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9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6" table:style-name="ce1">
            <text:p>219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19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7" table:style-name="ce1">
            <text:p>219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9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8" table:style-name="ce1">
            <text:p>219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19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199" table:style-name="ce1">
            <text:p>219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0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0" table:style-name="ce1">
            <text:p>220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0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1" table:style-name="ce1">
            <text:p>220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0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2" table:style-name="ce1">
            <text:p>220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4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03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3" table:style-name="ce1">
            <text:p>220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0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4" table:style-name="ce1">
            <text:p>220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0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5" table:style-name="ce1">
            <text:p>220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0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6" table:style-name="ce1">
            <text:p>220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0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7" table:style-name="ce1">
            <text:p>220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08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8" table:style-name="ce1">
            <text:p>220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09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09" table:style-name="ce1">
            <text:p>220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1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0" table:style-name="ce1">
            <text:p>221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1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1" table:style-name="ce1">
            <text:p>221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1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2" table:style-name="ce1">
            <text:p>221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1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3" table:style-name="ce1">
            <text:p>221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14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4" table:style-name="ce1">
            <text:p>221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15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5" table:style-name="ce1">
            <text:p>221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16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6" table:style-name="ce1">
            <text:p>221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17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7" table:style-name="ce1">
            <text:p>221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1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8" table:style-name="ce1">
            <text:p>221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1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19" table:style-name="ce1">
            <text:p>221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2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0" table:style-name="ce1">
            <text:p>222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2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1" table:style-name="ce1">
            <text:p>222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22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2" table:style-name="ce1">
            <text:p>222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23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3" table:style-name="ce1">
            <text:p>222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2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4" table:style-name="ce1">
            <text:p>222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2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5" table:style-name="ce1">
            <text:p>222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2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6" table:style-name="ce1">
            <text:p>222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2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7" table:style-name="ce1">
            <text:p>222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28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8" table:style-name="ce1">
            <text:p>222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29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29" table:style-name="ce1">
            <text:p>222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30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0" table:style-name="ce1">
            <text:p>223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31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1" table:style-name="ce1">
            <text:p>223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3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2" table:style-name="ce1">
            <text:p>223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3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3" table:style-name="ce1">
            <text:p>223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34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4" table:style-name="ce1">
            <text:p>223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35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5" table:style-name="ce1">
            <text:p>223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36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6" table:style-name="ce1">
            <text:p>223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37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7" table:style-name="ce1">
            <text:p>223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3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8" table:style-name="ce1">
            <text:p>223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3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39" table:style-name="ce1">
            <text:p>223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40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0" table:style-name="ce1">
            <text:p>224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41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1" table:style-name="ce1">
            <text:p>224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42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2" table:style-name="ce1">
            <text:p>224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43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3" table:style-name="ce1">
            <text:p>224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44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4" table:style-name="ce1">
            <text:p>224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7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45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5" table:style-name="ce1">
            <text:p>224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46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6" table:style-name="ce1">
            <text:p>224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47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7" table:style-name="ce1">
            <text:p>224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48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8" table:style-name="ce1">
            <text:p>224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49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49" table:style-name="ce1">
            <text:p>224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50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0" table:style-name="ce1">
            <text:p>225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51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1" table:style-name="ce1">
            <text:p>225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52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2" table:style-name="ce1">
            <text:p>225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53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3" table:style-name="ce1">
            <text:p>225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54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4" table:style-name="ce1">
            <text:p>225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55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5" table:style-name="ce1">
            <text:p>225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56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6" table:style-name="ce1">
            <text:p>225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57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7" table:style-name="ce1">
            <text:p>225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58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8" table:style-name="ce1">
            <text:p>225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59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59" table:style-name="ce1">
            <text:p>225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60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0" table:style-name="ce1">
            <text:p>226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Продажа</text:p>
          </table:table-cell>
          <table:table-cell office:value-type="float" office:value="75" table:style-name="ce1">
            <text:p>75</text:p>
          </table:table-cell>
          <table:table-cell office:value-type="float" office:value="1" table:formula="of:=VLOOKUP([.D2261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1" table:style-name="ce1">
            <text:p>226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62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2" table:style-name="ce1">
            <text:p>226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" table:formula="of:=VLOOKUP([.D2263];[Товар.A:.F];5;)" table:style-name="ce1">
            <text:p>1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3" table:style-name="ce1">
            <text:p>2263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64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4" table:style-name="ce1">
            <text:p>2264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Продажа</text:p>
          </table:table-cell>
          <table:table-cell office:value-type="float" office:value="50" table:style-name="ce1">
            <text:p>50</text:p>
          </table:table-cell>
          <table:table-cell office:value-type="float" office:value="0.5" table:formula="of:=VLOOKUP([.D2265];[Товар.A:.F];5;)" table:style-name="ce1">
            <text:p>0,5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5" table:style-name="ce1">
            <text:p>2265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66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6" table:style-name="ce1">
            <text:p>2266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55" table:style-name="ce1">
            <text:p>55</text:p>
          </table:table-cell>
          <table:table-cell office:value-type="float" office:value="0.3" table:formula="of:=VLOOKUP([.D2267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7" table:style-name="ce1">
            <text:p>2267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68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8" table:style-name="ce1">
            <text:p>2268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0.3" table:formula="of:=VLOOKUP([.D2269];[Товар.A:.F];5;)" table:style-name="ce1">
            <text:p>0,3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69" table:style-name="ce1">
            <text:p>2269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70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70" table:style-name="ce1">
            <text:p>2270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Продажа</text:p>
          </table:table-cell>
          <table:table-cell office:value-type="float" office:value="60" table:style-name="ce1">
            <text:p>60</text:p>
          </table:table-cell>
          <table:table-cell office:value-type="float" office:value="0.2" table:formula="of:=VLOOKUP([.D2271];[Товар.A:.F];5;)" table:style-name="ce1">
            <text:p>0,2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71" table:style-name="ce1">
            <text:p>2271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Поступление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72];[Товар.A:.F];5;)" table:style-name="ce1">
            <text:p>10</text:p>
          </table:table-cell>
          <table:table-cell table:number-columns-repeated="16376"/>
        </table:table-row>
        <table:table-row table:style-name="ro2" table:visibility="filter">
          <table:table-cell office:value-type="float" office:value="2272" table:style-name="ce1">
            <text:p>2272</text:p>
          </table:table-cell>
          <table:table-cell office:value-type="date" office:date-value="2021-06-08T00:00:00" table:style-name="ce3">
            <text:p>08.06.2021</text:p>
          </table:table-cell>
          <table:table-cell office:value-type="string" table:style-name="ce1">
            <text:p>M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Продажа</text:p>
          </table:table-cell>
          <table:table-cell office:value-type="float" office:value="70" table:style-name="ce1">
            <text:p>70</text:p>
          </table:table-cell>
          <table:table-cell office:value-type="float" office:value="10" table:formula="of:=VLOOKUP([.D2273];[Товар.A:.F];5;)" table:style-name="ce1">
            <text:p>10</text:p>
          </table:table-cell>
          <table:table-cell table:number-columns-repeated="16376"/>
        </table:table-row>
        <table:table-row table:number-rows-repeated="1046303" table:style-name="ro2">
          <table:table-cell table:number-columns-repeated="16384"/>
        </table:table-row>
      </table:table>
      <table:table table:name="Товар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8" table:default-cell-style-name="ce1"/>
        <table:table-row table:style-name="ro6">
          <table:table-cell office:value-type="string" table:style-name="ce2">
            <text:p>Артикул</text:p>
          </table:table-cell>
          <table:table-cell office:value-type="string" table:style-name="ce2">
            <text:p>Отдел</text:p>
          </table:table-cell>
          <table:table-cell office:value-type="string" table:style-name="ce2">
            <text:p>Наименование товара</text:p>
          </table:table-cell>
          <table:table-cell office:value-type="string" table:style-name="ce2">
            <text:p>Ед. изм</text:p>
          </table:table-cell>
          <table:table-cell office:value-type="string" table:style-name="ce2">
            <text:p>Количество в упаковке</text:p>
          </table:table-cell>
          <table:table-cell office:value-type="string" table:style-name="ce2">
            <text:p>Поставщик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ультрапастеризованное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безлактоз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детское с 8 месяцев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3,2%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Кефир обезжиренный</text:p>
          </table:table-cell>
          <table:table-cell office:value-type="string" table:style-name="ce1">
            <text:p>литр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Ряженка термостатна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10%</text:p>
          </table:table-cell>
          <table:table-cell office:value-type="string" table:style-name="ce1">
            <text:p>литр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8" table:style-name="ce1">
            <text:p>8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ливки 35% для взбивания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9" table:style-name="ce1">
            <text:p>9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1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0" table:style-name="ce1">
            <text:p>10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Сметана 25%</text:p>
          </table:table-cell>
          <table:table-cell office:value-type="string" table:style-name="ce1">
            <text:p>литр</text:p>
          </table:table-cell>
          <table:table-cell office:value-type="float" office:value="0.3" table:style-name="ce1">
            <text:p>0,3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1" table:style-name="ce1">
            <text:p>11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кокосов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2" table:style-name="ce1">
            <text:p>12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олоко овсяное</text:p>
          </table:table-cell>
          <table:table-cell office:value-type="string" table:style-name="ce1">
            <text:p>литр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13" table:style-name="ce1">
            <text:p>13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г 9% жирност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2</text:p>
          </table:table-cell>
          <table:table-cell table:number-columns-repeated="16378"/>
        </table:table-row>
        <table:table-row table:style-name="ro2" table:visibility="filter">
          <table:table-cell office:value-type="float" office:value="14" table:style-name="ce1">
            <text:p>14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Творожок детский сладкий</text:p>
          </table:table-cell>
          <table:table-cell office:value-type="string" table:style-name="ce1">
            <text:p>кг</text:p>
          </table:table-cell>
          <table:table-cell office:value-type="float" office:value="0.1" table:style-name="ce1">
            <text:p>0,1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5" table:style-name="ce1">
            <text:p>15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Яйцо диетическое</text:p>
          </table:table-cell>
          <table:table-cell office:value-type="string" table:style-name="ce1">
            <text:p>шт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Птицеферм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6" table:style-name="ce1">
            <text:p>16</text:p>
          </table:table-cell>
          <table:table-cell office:value-type="string" table:style-name="ce1">
            <text:p>Молоко</text:p>
          </table:table-cell>
          <table:table-cell office:value-type="string" table:style-name="ce1">
            <text:p>Масло сливочное крестьянское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олокозавод №1</text:p>
          </table:table-cell>
          <table:table-cell table:number-columns-repeated="16378"/>
        </table:table-row>
        <table:table-row table:style-name="ro2" table:visibility="filter">
          <table:table-cell office:value-type="float" office:value="17" table:style-name="ce1">
            <text:p>1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гречневая ядриц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18" table:style-name="ce1">
            <text:p>1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ма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19" table:style-name="ce1">
            <text:p>1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шено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0" table:style-name="ce1">
            <text:p>2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упа перлов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1" table:style-name="ce1">
            <text:p>2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кругл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2" table:style-name="ce1">
            <text:p>2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Рис длиннозерн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3" table:style-name="ce1">
            <text:p>2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Бурый ри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спагетти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5" table:style-name="ce1">
            <text:p>2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вермишель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6" table:style-name="ce1">
            <text:p>2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рож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7" table:style-name="ce1">
            <text:p>2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акароны перь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акаронная фабрик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28" table:style-name="ce1">
            <text:p>2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песок бел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29" table:style-name="ce1">
            <text:p>2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демерара коричнев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0" table:style-name="ce1">
            <text:p>3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ахар рафинад быстрорастворим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31" table:style-name="ce1">
            <text:p>3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Лапша гречн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2" table:style-name="ce1">
            <text:p>3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Фунчоз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3" table:style-name="ce1">
            <text:p>3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хлебопекарная в\с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4" table:style-name="ce1">
            <text:p>3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Мука блин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Мель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35" table:style-name="ce1">
            <text:p>3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Горох желтый колотый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6" table:style-name="ce1">
            <text:p>3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ечевица красная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Экопродукты</text:p>
          </table:table-cell>
          <table:table-cell table:number-columns-repeated="16378"/>
        </table:table-row>
        <table:table-row table:style-name="ro2" table:visibility="filter">
          <table:table-cell office:value-type="float" office:value="37" table:style-name="ce1">
            <text:p>3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овсяные Геркулес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8" table:style-name="ce1">
            <text:p>3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Хлопья 4 злака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39" table:style-name="ce1">
            <text:p>39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укурузные хлопья с сахаром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0" table:style-name="ce1">
            <text:p>40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каменная помол №1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1" table:style-name="ce1">
            <text:p>41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ль поваренная Экстра</text:p>
          </table:table-cell>
          <table:table-cell office:value-type="string" table:style-name="ce1">
            <text:p>кг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2" table:style-name="ce1">
            <text:p>42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рахмал картофель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3" table:style-name="ce1">
            <text:p>43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Сода пищев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Продбаза</text:p>
          </table:table-cell>
          <table:table-cell table:number-columns-repeated="16378"/>
        </table:table-row>
        <table:table-row table:style-name="ro2" table:visibility="filter">
          <table:table-cell office:value-type="float" office:value="44" table:style-name="ce1">
            <text:p>44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черный индийски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5" table:style-name="ce1">
            <text:p>45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Чай зеленый<text:s/>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6" table:style-name="ce1">
            <text:p>46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растворим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7" table:style-name="ce1">
            <text:p>47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в зернах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8" table:style-name="ce1">
            <text:p>48</text:p>
          </table:table-cell>
          <table:table-cell office:value-type="string" table:style-name="ce1">
            <text:p>Бакалея</text:p>
          </table:table-cell>
          <table:table-cell office:value-type="string" table:style-name="ce1">
            <text:p>Кофе молотый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"Чай-кофе-сахар"</text:p>
          </table:table-cell>
          <table:table-cell table:number-columns-repeated="16378"/>
        </table:table-row>
        <table:table-row table:style-name="ro2" table:visibility="filter">
          <table:table-cell office:value-type="float" office:value="49" table:style-name="ce1">
            <text:p>4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доктор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0" table:style-name="ce1">
            <text:p>5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вареная любитель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1" table:style-name="ce1">
            <text:p>5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ервелат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2" table:style-name="ce1">
            <text:p>5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краковск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3" table:style-name="ce1">
            <text:p>5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молоч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4" table:style-name="ce1">
            <text:p>5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венски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5" table:style-name="ce1">
            <text:p>55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осиски курины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6" table:style-name="ce1">
            <text:p>56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Сардельк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7" table:style-name="ce1">
            <text:p>57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сырокопченая салями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8" table:style-name="ce1">
            <text:p>58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варен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59" table:style-name="ce1">
            <text:p>59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Бекон сырокопченый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0" table:style-name="ce1">
            <text:p>60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Грудинка копченая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1" table:style-name="ce1">
            <text:p>61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Ветчина в оболочке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2" table:style-name="ce1">
            <text:p>62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фермерский с грибам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3" table:style-name="ce1">
            <text:p>63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Паштет из куриной печени</text:p>
          </table:table-cell>
          <table:table-cell office:value-type="string" table:style-name="ce1">
            <text:p>кг</text:p>
          </table:table-cell>
          <table:table-cell office:value-type="float" office:value="0.2" table:style-name="ce1">
            <text:p>0,2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style-name="ro2" table:visibility="filter">
          <table:table-cell office:value-type="float" office:value="64" table:style-name="ce1">
            <text:p>64</text:p>
          </table:table-cell>
          <table:table-cell office:value-type="string" table:style-name="ce1">
            <text:p>Мясная гастрономия</text:p>
          </table:table-cell>
          <table:table-cell office:value-type="string" table:style-name="ce1">
            <text:p>Колбаса ливерная<text:s/></text:p>
          </table:table-cell>
          <table:table-cell office:value-type="string" table:style-name="ce1">
            <text:p>кг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Мясокомбинат</text:p>
          </table:table-cell>
          <table:table-cell table:number-columns-repeated="16378"/>
        </table:table-row>
        <table:table-row table:number-rows-repeated="1048511" table:style-name="ro2">
          <table:table-cell table:number-columns-repeated="16384"/>
        </table:table-row>
      </table:table>
      <table:table table:name="Магазин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4">
            <text:p>ID магазина</text:p>
          </table:table-cell>
          <table:table-cell office:value-type="string" table:style-name="ce4">
            <text:p>Район</text:p>
          </table:table-cell>
          <table:table-cell office:value-type="string" table:style-name="ce4">
            <text:p>Адрес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45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, 1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3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Колхозная, 1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4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22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ул. Гагарина, 1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6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росп. Мира, 10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7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Заводская, 3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8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Сталеваров, 14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9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Прибрежная, 7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0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л. Революции, 1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1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Луговая, 21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2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2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3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Мартеновская, 36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4</text:p>
          </table:table-cell>
          <table:table-cell office:value-type="string" table:style-name="ce1">
            <text:p>Заречный</text:p>
          </table:table-cell>
          <table:table-cell office:value-type="string" table:style-name="ce1">
            <text:p>Элеваторная, 15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M15</text:p>
          </table:table-cell>
          <table:table-cell office:value-type="string" table:style-name="ce1">
            <text:p>Октябрьский</text:p>
          </table:table-cell>
          <table:table-cell office:value-type="string" table:style-name="ce1">
            <text:p>Пушкинская, 8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M16</text:p>
          </table:table-cell>
          <table:table-cell office:value-type="string" table:style-name="ce1">
            <text:p>Первомайский</text:p>
          </table:table-cell>
          <table:table-cell office:value-type="string" table:style-name="ce1">
            <text:p>ул. Металлургов. 29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Движение_товаров.B2:Движение_товаров.G1137" table:contains-header="false">
          <table:sort>
            <table:sort-by table:field-number="0"/>
            <table:sort-by table:field-number="1"/>
            <table:sort-by table:field-number="2"/>
          </table:sort>
        </table:database-range>
        <table:database-range table:target-range-address="Движение_товаров.A1:Движение_товаров.H2273" table:display-filter-buttons="true">
          <table:filter>
            <table:filter-and>
              <table:filter-or>
                <table:filter-condition table:field-number="2" table:value="M12" table:operator="="/>
                <table:filter-condition table:field-number="2" table:value="M13" table:operator="="/>
                <table:filter-condition table:field-number="2" table:value="M16" table:operator="="/>
                <table:filter-condition table:field-number="2" table:value="M2" table:operator="="/>
                <table:filter-condition table:field-number="2" table:value="M4" table:operator="="/>
                <table:filter-condition table:field-number="2" table:value="M7" table:operator="="/>
                <table:filter-condition table:field-number="2" table:value="M8" table:operator="="/>
              </table:filter-or>
              <table:filter-condition table:field-number="3" table:value="24" table:operator="="/>
              <table:filter-condition table:field-number="5" table:value="Поступление" table:operator="="/>
            </table:filter-and>
          </table:filter>
        </table:database-range>
        <table:database-range table:target-range-address="Товар.A2:Товар.G65" table:contains-header="false">
          <table:sort>
            <table:sort-by table:field-number="0"/>
          </table:sort>
        </table:database-range>
        <table:database-range table:target-range-address="Товар.A1:Товар.F65" table:display-filter-buttons="true">
          <table:filter>
            <table:filter-condition table:field-number="2" table:value="Макароны спагетти" table:operator="="/>
          </table:filter>
        </table:database-range>
        <table:database-range table:target-range-address="Магазин.A2:Магазин.C17" table:contains-header="false">
          <table:sort>
            <table:sort-by table:field-number="0"/>
          </table:sort>
        </table:database-range>
        <table:database-range table:target-range-address="Магазин.A1:Магазин.C17" table:display-filter-buttons="true">
          <table:filter>
            <table:filter-condition table:field-number="1" table:value="Первомайский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Слава</meta:initial-creator>
    <dc:creator>Дмитрий Киселев</dc:creator>
    <meta:creation-date>2021-07-09T17:04:06Z</meta:creation-date>
    <dc:date>2025-11-16T09:35:42Z</dc:date>
  </office:meta>
</office:document-meta>
</file>